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meta.xml" manifest:media-type="text/xml"/>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tent.xml" manifest:media-type="text/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alibri1" officeooo:rsid="0007507e" officeooo:paragraph-rsid="0007507e"/>
    </style:style>
    <style:style style:name="P2" style:family="paragraph" style:parent-style-name="Footer">
      <style:paragraph-properties fo:text-align="center" style:justify-single-word="false"/>
      <style:text-properties style:font-name="Calibri1"/>
    </style:style>
    <style:style style:name="P3" style:family="paragraph" style:parent-style-name="Standard">
      <style:text-properties fo:color="#000000" style:font-name="Calibri1" fo:font-size="12pt" fo:font-weight="normal" officeooo:rsid="000af2f4" officeooo:paragraph-rsid="000af2f4" style:font-size-asian="10.5pt" style:font-weight-asian="normal" style:font-size-complex="12pt" style:font-weight-complex="normal"/>
    </style:style>
    <style:style style:name="P4" style:family="paragraph" style:parent-style-name="Standard">
      <style:text-properties fo:color="#000000" style:font-name="Calibri1" fo:font-size="12pt" fo:font-weight="normal" officeooo:rsid="000e0048" officeooo:paragraph-rsid="000e0048" style:font-size-asian="10.5pt" style:font-weight-asian="normal" style:font-size-complex="12pt" style:font-weight-complex="normal"/>
    </style:style>
    <style:style style:name="P5" style:family="paragraph" style:parent-style-name="Standard">
      <style:text-properties fo:color="#000000" style:font-name="Calibri1" fo:font-size="12pt" fo:font-weight="normal" officeooo:rsid="000e0048" officeooo:paragraph-rsid="0023e60d" style:font-size-asian="10.5pt" style:font-weight-asian="normal" style:font-size-complex="12pt" style:font-weight-complex="normal"/>
    </style:style>
    <style:style style:name="P6" style:family="paragraph" style:parent-style-name="Standard">
      <style:text-properties fo:color="#000000" style:font-name="Calibri1" fo:font-size="12pt" fo:font-weight="normal" officeooo:rsid="000e0048" officeooo:paragraph-rsid="0017f6d4" style:font-size-asian="10.5pt" style:font-weight-asian="normal" style:font-size-complex="12pt" style:font-weight-complex="normal"/>
    </style:style>
    <style:style style:name="P7" style:family="paragraph" style:parent-style-name="Standard">
      <style:text-properties fo:color="#000000" style:font-name="Calibri1" fo:font-size="12pt" fo:font-weight="normal" officeooo:rsid="000fa561" officeooo:paragraph-rsid="000fa561" style:font-size-asian="10.5pt" style:font-weight-asian="normal" style:font-size-complex="12pt" style:font-weight-complex="normal"/>
    </style:style>
    <style:style style:name="P8" style:family="paragraph" style:parent-style-name="Standard">
      <style:text-properties fo:color="#000000" style:font-name="Calibri1" fo:font-size="12pt" fo:font-weight="normal" officeooo:rsid="00115dcd" officeooo:paragraph-rsid="00115dcd" style:font-size-asian="10.5pt" style:font-weight-asian="normal" style:font-size-complex="12pt" style:font-weight-complex="normal"/>
    </style:style>
    <style:style style:name="P9" style:family="paragraph" style:parent-style-name="Standard">
      <style:text-properties fo:color="#000000" style:font-name="Calibri1" fo:font-size="12pt" fo:font-weight="normal" officeooo:rsid="0012ccb5" officeooo:paragraph-rsid="0012ccb5" style:font-size-asian="10.5pt" style:font-weight-asian="normal" style:font-size-complex="12pt" style:font-weight-complex="normal"/>
    </style:style>
    <style:style style:name="P10" style:family="paragraph" style:parent-style-name="Standard">
      <style:text-properties fo:color="#000000" style:font-name="Calibri1" fo:font-size="12pt" fo:font-weight="normal" officeooo:rsid="0012ccb5" officeooo:paragraph-rsid="0017f6d4" style:font-size-asian="10.5pt" style:font-weight-asian="normal" style:font-size-complex="12pt" style:font-weight-complex="normal"/>
    </style:style>
    <style:style style:name="P11" style:family="paragraph" style:parent-style-name="Standard">
      <style:text-properties fo:color="#000000" style:font-name="Calibri1" fo:font-size="12pt" fo:font-weight="normal" officeooo:rsid="0012ccb5" officeooo:paragraph-rsid="0027486d" style:font-size-asian="10.5pt" style:font-weight-asian="normal" style:font-size-complex="12pt" style:font-weight-complex="normal"/>
    </style:style>
    <style:style style:name="P12" style:family="paragraph" style:parent-style-name="Standard">
      <style:text-properties fo:color="#000000" style:font-name="Calibri1" fo:font-size="12pt" fo:font-weight="normal" officeooo:rsid="001ea7e4" officeooo:paragraph-rsid="0034e8d4" style:font-size-asian="10.5pt" style:font-weight-asian="normal" style:font-size-complex="12pt" style:font-weight-complex="normal"/>
    </style:style>
    <style:style style:name="P13" style:family="paragraph" style:parent-style-name="Standard">
      <style:text-properties fo:color="#000000" style:font-name="Calibri1" fo:font-size="12pt" fo:font-weight="normal" officeooo:rsid="0023e60d" officeooo:paragraph-rsid="0023e60d" style:font-size-asian="10.5pt" style:font-weight-asian="normal" style:font-size-complex="12pt" style:font-weight-complex="normal"/>
    </style:style>
    <style:style style:name="P14" style:family="paragraph" style:parent-style-name="Standard">
      <style:text-properties fo:color="#000000" style:font-name="Calibri1" fo:font-size="12pt" fo:font-weight="normal" officeooo:rsid="0027486d" officeooo:paragraph-rsid="0027486d" style:font-size-asian="10.5pt" style:font-weight-asian="normal" style:font-size-complex="12pt" style:font-weight-complex="normal"/>
    </style:style>
    <style:style style:name="P15" style:family="paragraph" style:parent-style-name="Standard">
      <style:text-properties fo:color="#000000" style:font-name="Calibri1" fo:font-size="12pt" fo:font-weight="normal" officeooo:rsid="00364add" officeooo:paragraph-rsid="00364add" style:font-size-asian="10.5pt" style:font-weight-asian="normal" style:font-size-complex="12pt" style:font-weight-complex="normal"/>
    </style:style>
    <style:style style:name="P16" style:family="paragraph" style:parent-style-name="Standard">
      <style:text-properties fo:color="#000000" style:font-name="Calibri1" fo:font-size="12pt" fo:font-weight="normal" officeooo:rsid="0036b082" officeooo:paragraph-rsid="0036b082" style:font-size-asian="10.5pt" style:font-weight-asian="normal" style:font-size-complex="12pt" style:font-weight-complex="normal"/>
    </style:style>
    <style:style style:name="P17" style:family="paragraph" style:parent-style-name="Standard">
      <style:text-properties fo:color="#000000" style:font-name="Calibri1" fo:font-size="12pt" fo:font-weight="normal" officeooo:rsid="0040ff93" officeooo:paragraph-rsid="0040ff93" style:font-size-asian="10.5pt" style:font-weight-asian="normal" style:font-size-complex="12pt" style:font-weight-complex="normal"/>
    </style:style>
    <style:style style:name="P18" style:family="paragraph" style:parent-style-name="Standard">
      <style:text-properties fo:color="#000000" style:font-name="Calibri1" fo:font-size="12pt" fo:font-weight="normal" officeooo:rsid="00446d43" officeooo:paragraph-rsid="0027486d" style:font-size-asian="10.5pt" style:font-weight-asian="normal" style:font-size-complex="12pt" style:font-weight-complex="normal"/>
    </style:style>
    <style:style style:name="P19" style:family="paragraph" style:parent-style-name="Standard">
      <style:text-properties fo:color="#000000" style:font-name="Calibri1" fo:font-size="12pt" fo:font-weight="normal" officeooo:rsid="00446d43" officeooo:paragraph-rsid="00446d43" style:font-size-asian="10.5pt" style:font-weight-asian="normal" style:font-size-complex="12pt" style:font-weight-complex="normal"/>
    </style:style>
    <style:style style:name="P20" style:family="paragraph" style:parent-style-name="Standard">
      <style:text-properties fo:color="#000000" style:font-name="Calibri1" fo:font-size="12pt" fo:font-weight="normal" officeooo:rsid="004abb52" officeooo:paragraph-rsid="0012ccb5" style:font-size-asian="10.5pt" style:font-weight-asian="normal" style:font-size-complex="12pt" style:font-weight-complex="normal"/>
    </style:style>
    <style:style style:name="P21" style:family="paragraph" style:parent-style-name="Standard">
      <style:text-properties fo:color="#000000" style:font-name="Calibri1" fo:font-size="12pt" fo:font-weight="normal" officeooo:rsid="005c071e" officeooo:paragraph-rsid="005c071e" style:font-size-asian="10.5pt" style:font-weight-asian="normal" style:font-size-complex="12pt" style:font-weight-complex="normal"/>
    </style:style>
    <style:style style:name="P22" style:family="paragraph" style:parent-style-name="Standard">
      <style:text-properties fo:color="#000000" style:font-name="Calibri1" fo:font-size="12pt" fo:font-weight="normal" officeooo:rsid="005c07af" officeooo:paragraph-rsid="005c07af" style:font-size-asian="10.5pt" style:font-weight-asian="normal" style:font-size-complex="12pt" style:font-weight-complex="normal"/>
    </style:style>
    <style:style style:name="P23" style:family="paragraph" style:parent-style-name="Standard">
      <style:text-properties fo:color="#000000" style:font-name="Calibri1" fo:font-size="12pt" fo:font-weight="normal" officeooo:rsid="006794da" officeooo:paragraph-rsid="006794da" style:font-size-asian="10.5pt" style:font-weight-asian="normal" style:font-size-complex="12pt" style:font-weight-complex="normal"/>
    </style:style>
    <style:style style:name="P24" style:family="paragraph" style:parent-style-name="Standard">
      <style:text-properties fo:color="#000000" style:font-name="Calibri1" fo:font-size="12pt" fo:font-weight="normal" officeooo:rsid="006c24c1" officeooo:paragraph-rsid="006c24c1" style:font-size-asian="10.5pt" style:font-weight-asian="normal" style:font-size-complex="12pt" style:font-weight-complex="normal"/>
    </style:style>
    <style:style style:name="P25" style:family="paragraph" style:parent-style-name="Standard">
      <style:text-properties fo:color="#000000" style:font-name="Calibri1" fo:font-size="12pt" fo:font-weight="normal" officeooo:rsid="006c24c1" officeooo:paragraph-rsid="006cd1e2" style:font-size-asian="10.5pt" style:font-weight-asian="normal" style:font-size-complex="12pt" style:font-weight-complex="normal"/>
    </style:style>
    <style:style style:name="P26" style:family="paragraph" style:parent-style-name="Standard">
      <style:text-properties fo:color="#000000" style:font-name="Calibri1" fo:font-size="12pt" style:text-underline-style="none" fo:font-weight="normal" officeooo:rsid="000e0048" officeooo:paragraph-rsid="001f5d8e" style:font-size-asian="10.5pt" style:font-weight-asian="normal" style:font-size-complex="12pt" style:font-weight-complex="normal"/>
    </style:style>
    <style:style style:name="P27" style:family="paragraph" style:parent-style-name="Standard">
      <style:text-properties fo:color="#000000" style:font-name="Calibri1" fo:font-size="12pt" fo:font-style="normal" style:text-underline-style="none" fo:font-weight="normal" officeooo:rsid="000e0048" officeooo:paragraph-rsid="000e0048" style:font-size-asian="10.5pt" style:font-style-asian="normal" style:font-weight-asian="normal" style:font-size-complex="12pt" style:font-style-complex="normal" style:font-weight-complex="normal"/>
    </style:style>
    <style:style style:name="P28" style:family="paragraph" style:parent-style-name="Standard">
      <style:text-properties fo:color="#3399ff" style:font-name="Calibri1" fo:font-size="18pt" fo:font-weight="normal" officeooo:rsid="000af2f4" officeooo:paragraph-rsid="000af2f4" style:font-size-asian="18pt" style:font-weight-asian="normal" style:font-size-complex="18pt" style:font-weight-complex="normal"/>
    </style:style>
    <style:style style:name="P29" style:family="paragraph" style:parent-style-name="Standard">
      <style:text-properties fo:color="#000000" style:font-name="Calibri1" fo:font-size="12pt" fo:font-weight="normal" officeooo:rsid="000fa561" officeooo:paragraph-rsid="000fa561" style:font-size-asian="10.5pt" style:font-weight-asian="normal" style:font-size-complex="12pt" style:font-weight-complex="normal"/>
    </style:style>
    <style:style style:name="P30" style:family="paragraph" style:parent-style-name="Standard">
      <style:text-properties fo:color="#000000" style:font-name="Calibri1" fo:font-size="12pt" fo:font-weight="normal" officeooo:rsid="0070cae5" officeooo:paragraph-rsid="0070cae5" style:font-size-asian="10.5pt" style:font-weight-asian="normal" style:font-size-complex="12pt" style:font-weight-complex="normal"/>
    </style:style>
    <style:style style:name="P31" style:family="paragraph" style:parent-style-name="Standard">
      <style:text-properties fo:color="#000000" style:font-name="Calibri1" fo:font-size="12pt" fo:font-weight="normal" officeooo:rsid="0071b764" officeooo:paragraph-rsid="0071b764" style:font-size-asian="10.5pt" style:font-weight-asian="normal" style:font-size-complex="12pt" style:font-weight-complex="normal"/>
    </style:style>
    <style:style style:name="P32" style:family="paragraph" style:parent-style-name="Standard">
      <style:text-properties fo:color="#000000" style:font-name="Calibri1" fo:font-size="12pt" fo:font-weight="normal" officeooo:rsid="000e0048" officeooo:paragraph-rsid="0017f6d4" style:font-size-asian="10.5pt" style:font-weight-asian="normal" style:font-size-complex="12pt" style:font-weight-complex="normal"/>
    </style:style>
    <style:style style:name="P33" style:family="paragraph" style:parent-style-name="Standard">
      <style:text-properties fo:color="#000000" style:font-name="Calibri1" fo:font-size="12pt" fo:font-weight="normal" officeooo:rsid="000e0048" officeooo:paragraph-rsid="000e0048" style:font-size-asian="10.5pt" style:font-weight-asian="normal" style:font-size-complex="12pt" style:font-weight-complex="normal"/>
    </style:style>
    <style:style style:name="P34" style:family="paragraph" style:parent-style-name="Standard">
      <style:text-properties fo:color="#000000" style:font-name="Calibri1" fo:font-size="12pt" fo:font-weight="normal" officeooo:rsid="0012ccb5" officeooo:paragraph-rsid="0027486d" style:font-size-asian="10.5pt" style:font-weight-asian="normal" style:font-size-complex="12pt" style:font-weight-complex="normal"/>
    </style:style>
    <style:style style:name="P35" style:family="paragraph" style:parent-style-name="Standard">
      <style:text-properties fo:color="#000000" style:font-name="Calibri1" fo:font-size="12pt" fo:font-weight="normal" officeooo:rsid="0012ccb5" officeooo:paragraph-rsid="0012ccb5" style:font-size-asian="10.5pt" style:font-weight-asian="normal" style:font-size-complex="12pt" style:font-weight-complex="normal"/>
    </style:style>
    <style:style style:name="P36" style:family="paragraph" style:parent-style-name="Standard">
      <style:text-properties fo:color="#000000" style:font-name="Calibri1" fo:font-size="12pt" fo:font-weight="normal" officeooo:rsid="0012ccb5" officeooo:paragraph-rsid="0030e224" style:font-size-asian="10.5pt" style:font-weight-asian="normal" style:font-size-complex="12pt" style:font-weight-complex="normal"/>
    </style:style>
    <style:style style:name="P37" style:family="paragraph" style:parent-style-name="Standard">
      <style:text-properties fo:color="#000000" style:font-name="Calibri1" fo:font-size="12pt" fo:font-weight="normal" officeooo:rsid="0012ccb5" officeooo:paragraph-rsid="008929ad" style:font-size-asian="10.5pt" style:font-weight-asian="normal" style:font-size-complex="12pt" style:font-weight-complex="normal"/>
    </style:style>
    <style:style style:name="P38" style:family="paragraph" style:parent-style-name="Standard">
      <style:text-properties fo:color="#000000" style:font-name="Calibri1" fo:font-size="12pt" fo:font-weight="normal" officeooo:rsid="0045c088" officeooo:paragraph-rsid="0045c088" style:font-size-asian="10.5pt" style:font-weight-asian="normal" style:font-size-complex="12pt" style:font-weight-complex="normal"/>
    </style:style>
    <style:style style:name="P39" style:family="paragraph" style:parent-style-name="Standard">
      <style:text-properties fo:color="#000000" style:font-name="Calibri1" fo:font-size="12pt" fo:font-weight="normal" officeooo:rsid="0027486d" officeooo:paragraph-rsid="0045c088" style:font-size-asian="10.5pt" style:font-weight-asian="normal" style:font-size-complex="12pt" style:font-weight-complex="normal"/>
    </style:style>
    <style:style style:name="P40" style:family="paragraph" style:parent-style-name="Standard">
      <style:text-properties fo:color="#000000" style:font-name="Calibri1" fo:font-size="12pt" fo:font-weight="normal" officeooo:rsid="007d148b" officeooo:paragraph-rsid="007d148b" style:font-size-asian="10.5pt" style:font-weight-asian="normal" style:font-size-complex="12pt" style:font-weight-complex="normal"/>
    </style:style>
    <style:style style:name="P41" style:family="paragraph" style:parent-style-name="Standard">
      <style:text-properties fo:color="#000000" style:font-name="Calibri1" fo:font-size="12pt" fo:font-weight="normal" officeooo:rsid="00808da8" officeooo:paragraph-rsid="00808da8" style:font-size-asian="10.5pt" style:font-weight-asian="normal" style:font-size-complex="12pt" style:font-weight-complex="normal"/>
    </style:style>
    <style:style style:name="P42" style:family="paragraph" style:parent-style-name="Standard">
      <style:text-properties fo:color="#000000" style:font-name="Calibri1" fo:font-size="12pt" fo:font-weight="normal" officeooo:rsid="00831c49" officeooo:paragraph-rsid="00831c49" style:font-size-asian="10.5pt" style:font-weight-asian="normal" style:font-size-complex="12pt" style:font-weight-complex="normal"/>
    </style:style>
    <style:style style:name="P43" style:family="paragraph" style:parent-style-name="Standard">
      <style:text-properties fo:color="#000000" style:font-name="Calibri1" fo:font-size="12pt" fo:font-weight="normal" officeooo:rsid="0084ea64" officeooo:paragraph-rsid="0084ea64" style:font-size-asian="10.5pt" style:font-weight-asian="normal" style:font-size-complex="12pt" style:font-weight-complex="normal"/>
    </style:style>
    <style:style style:name="P44" style:family="paragraph" style:parent-style-name="Standard">
      <style:text-properties fo:color="#000000" style:font-name="Calibri1" fo:font-size="12pt" fo:font-weight="normal" officeooo:rsid="0031b5ec" officeooo:paragraph-rsid="0031b5ec" style:font-size-asian="10.5pt" style:font-weight-asian="normal" style:font-size-complex="12pt" style:font-weight-complex="normal"/>
    </style:style>
    <style:style style:name="P45" style:family="paragraph" style:parent-style-name="Standard">
      <style:text-properties fo:color="#000000" style:font-name="Calibri1" fo:font-size="12pt" fo:font-weight="normal" officeooo:rsid="006c24c1" officeooo:paragraph-rsid="006cd1e2" style:font-size-asian="10.5pt" style:font-weight-asian="normal" style:font-size-complex="12pt" style:font-weight-complex="normal"/>
    </style:style>
    <style:style style:name="P46" style:family="paragraph" style:parent-style-name="Standard">
      <style:text-properties fo:color="#000000" style:font-name="Calibri1" fo:font-size="12pt" fo:font-weight="normal" officeooo:rsid="00925f2c" officeooo:paragraph-rsid="00925f2c" style:font-size-asian="10.5pt" style:font-weight-asian="normal" style:font-size-complex="12pt" style:font-weight-complex="normal"/>
    </style:style>
    <style:style style:name="P47" style:family="paragraph" style:parent-style-name="Standard">
      <style:text-properties fo:color="#000000" style:font-name="Calibri1" fo:font-size="12pt" fo:font-weight="normal" officeooo:rsid="00939ada" officeooo:paragraph-rsid="00939ada" style:font-size-asian="10.5pt" style:font-weight-asian="normal" style:font-size-complex="12pt" style:font-weight-complex="normal"/>
    </style:style>
    <style:style style:name="T1" style:family="text">
      <style:text-properties officeooo:rsid="0011e784"/>
    </style:style>
    <style:style style:name="T2" style:family="text">
      <style:text-properties officeooo:rsid="001b9c69"/>
    </style:style>
    <style:style style:name="T3" style:family="text">
      <style:text-properties officeooo:rsid="0022ca43"/>
    </style:style>
    <style:style style:name="T4" style:family="text">
      <style:text-properties officeooo:rsid="00244f0b"/>
    </style:style>
    <style:style style:name="T5" style:family="text">
      <style:text-properties officeooo:rsid="002b4a6d"/>
    </style:style>
    <style:style style:name="T6" style:family="text">
      <style:text-properties officeooo:rsid="002cb4af"/>
    </style:style>
    <style:style style:name="T7" style:family="text">
      <style:text-properties officeooo:rsid="003131ce"/>
    </style:style>
    <style:style style:name="T8" style:family="text">
      <style:text-properties officeooo:rsid="003a3976"/>
    </style:style>
    <style:style style:name="T9" style:family="text">
      <style:text-properties officeooo:rsid="003a3a8d"/>
    </style:style>
    <style:style style:name="T10" style:family="text">
      <style:text-properties officeooo:rsid="003f3907"/>
    </style:style>
    <style:style style:name="T11" style:family="text">
      <style:text-properties officeooo:rsid="004258c8"/>
    </style:style>
    <style:style style:name="T12" style:family="text">
      <style:text-properties officeooo:rsid="0047366b"/>
    </style:style>
    <style:style style:name="T13" style:family="text">
      <style:text-properties officeooo:rsid="005df9b8"/>
    </style:style>
    <style:style style:name="T14" style:family="text">
      <style:text-properties officeooo:rsid="00686382"/>
    </style:style>
    <style:style style:name="T15" style:family="text">
      <style:text-properties officeooo:rsid="006cd1e2"/>
    </style:style>
    <style:style style:name="T16" style:family="text">
      <style:text-properties officeooo:rsid="00757332"/>
    </style:style>
    <style:style style:name="T17" style:family="text">
      <style:text-properties officeooo:rsid="0084b77b"/>
    </style:style>
    <style:style style:name="T18" style:family="text">
      <style:text-properties officeooo:rsid="008929ad"/>
    </style:style>
    <style:style style:name="T19" style:family="text">
      <style:text-properties officeooo:rsid="0093e496"/>
    </style:style>
    <style:style style:name="T20" style:family="text">
      <style:text-properties officeooo:rsid="00940926"/>
    </style:style>
    <style:style style:name="T21" style:family="text">
      <style:text-properties officeooo:rsid="00947201"/>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SC420 Assignment 1 Report</text:p>
      <text:p text:style-name="P3"/>
      <text:p text:style-name="P27">Introduction</text:p>
      <text:p text:style-name="P7">In this assignment I have made a Neural Network in Java that learns<text:span text:style-name="T2"> to map input to output by changing weights and bias from input to hidden layers and then hidden to output layers over a number of epochs. The weight changes are affected by a learning constant, momentum constant and error criterion. The number of hidden nodes in the hidden layer affects the time it takes for the neural network to learn.</text:span></text:p>
      <text:p text:style-name="P30">In this report I have looked at the how the different parameters for the neural network affect the time it takes for the neural network to learn as well as how it learns for different tasks.</text:p>
      <text:p text:style-name="P31">I have designed the Neural Network as such; there are three classes, the Main, which takes in some arguments from the command line and runs the neural network, the Neural Network which does the bulk of the work as it goes through many epochs to learn a specific task, and the Neural Node class, which acts in the place of a Node for the network, the Neural Network uses this final class to create the network.</text:p>
      <text:p text:style-name="P7"/>
      <text:p text:style-name="P26">Background</text:p>
      <text:p text:style-name="P12">I have decided to explore <text:span text:style-name="T3">how the different parameter settings affect the learning process, and how well or quickly does the network take to learn different kinds of tasks. For how the different parameter settings affecting the learning process, I will look at</text:span> the learning constant, momentum constant and the number of hidden nodes in the hidden layer of the network <text:span text:style-name="T3">on the XOR data set</text:span>. <text:span text:style-name="T3">For the different kinds of tasks I will have the network tested on 3 and 4 Bit Parity, Encoder, Iris and XOR, <text:s/>data sets from the COSC420 website. </text:span></text:p>
      <text:p text:style-name="P8"/>
      <text:p text:style-name="P4">Topic <text:span text:style-name="T1">1: Parameter Settings – Changing the Learning Constant</text:span></text:p>
      <text:p text:style-name="P13">For this I will be testing the network on different learning constants with a range of 0.1 – 1.0 inclusive. This will be tested on the XOR data set, with a 2:2:1 network, the momentum constant will be 0.5 and the error criterion will be 0.001 through out the test<text:span text:style-name="T4">s</text:span>. <text:span text:style-name="T9">For each learning constant, the program was ran 30 times, and the average, standard deviation, minimum and maximum are shown in the table below.</text:span></text:p>
      <text:p text:style-name="P13"/>
      <text:p text:style-name="P15"><draw:frame draw:style-name="fr1" draw:name="Object1" text:anchor-type="paragraph" svg:y="0.425cm" svg:width="7.736cm" svg:height="5.436cm" draw:z-index="0"><draw:object xlink:href="./Object 1" xlink:type="simple" xlink:show="embed" xlink:actuate="onLoad"/><draw:image xlink:href="./ObjectReplacements/Object 1" xlink:type="simple" xlink:show="embed" xlink:actuate="onLoad"/></draw:frame>Results:</text:p>
      <text:p text:style-name="P5"/>
      <text:p text:style-name="P5"/>
      <text:p text:style-name="P16"><draw:frame draw:style-name="fr2" draw:name="Object2" text:anchor-type="paragraph" svg:width="21.001cm" svg:height="11.703cm" draw:z-index="1"><draw:object xlink:href="./Object 2" xlink:type="simple" xlink:show="embed" xlink:actuate="onLoad"/><draw:image xlink:href="./ObjectReplacements/Object 2" xlink:type="simple" xlink:show="embed" xlink:actuate="onLoad"/></draw:frame><text:soft-page-break/>The graph show<text:span text:style-name="T8">s</text:span> that the learning constant has a logarithmic effect on the number of epochs it takes for the neural network to learn on the XOR data set. <text:span text:style-name="T9">For a lower learning constant the range of epochs is far greater then a higher learning constant, ie the standard deviation of learning constant 0.2 is greater then that of a learning constant 0.8. It shows that the neural network is getting to the correct output faster and with more accuracy. The averages start to even out around the learning constant 0.6, this is when having a larger learning constant has less of an affect on the time it takes for the neural network to learn. From this, it shows that a larger learning constant does have a better affect on the time it takes for the neural network to learn, by making the network learn faster and making the difference between epochs less.</text:span></text:p>
      <text:p text:style-name="P1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opic <text:span text:style-name="T1">2: Parameter Settings – Changing the Momentum Constant</text:span></text:p>
      <text:p text:style-name="P14">For this I will be testing the network on the different momentum constants with a range of 0.1 – 1.0 inclusive. This will be tested on the XOR data set, with a 2:2:1 network, the learning constant will be 0.5 and the error criterion will be 0.001 through out the tests. <text:span text:style-name="T10">For each momentum constant, the program was ran 30 times, and the average, standard deviation, minimum and maximum are shown in the table below.</text:span></text:p>
      <text:p text:style-name="P18"/>
      <text:p text:style-name="P19"><draw:frame draw:style-name="fr1" draw:name="Object3" text:anchor-type="paragraph" svg:y="0.319cm" svg:width="7.516cm" svg:height="5.359cm" draw:z-index="11"><draw:object xlink:href="./Object 3" xlink:type="simple" xlink:show="embed" xlink:actuate="onLoad"/><draw:image xlink:href="./ObjectReplacements/Object 3" xlink:type="simple" xlink:show="embed" xlink:actuate="onLoad"/></draw:frame>Results:</text:p>
      <text:p text:style-name="P11"/>
      <text:p text:style-name="P11"/>
      <text:p text:style-name="P11"/>
      <text:p text:style-name="P11"/>
      <text:p text:style-name="P11"/>
      <text:p text:style-name="P11"/>
      <text:p text:style-name="P11"/>
      <text:p text:style-name="P11"/>
      <text:p text:style-name="P11"/>
      <text:p text:style-name="P11"/>
      <text:p text:style-name="P17"><draw:frame draw:style-name="fr2" draw:name="Object4" text:anchor-type="paragraph" svg:width="21.001cm" svg:height="11.01cm" draw:z-index="2"><draw:object xlink:href="./Object 4" xlink:type="simple" xlink:show="embed" xlink:actuate="onLoad"/><draw:image xlink:href="./ObjectReplacements/Object 4" xlink:type="simple" xlink:show="embed" xlink:actuate="onLoad"/></draw:frame>The graph shows that the momentum constant has an effect of making the number of epochs linear, between 0.1 and 0.8. This wasn't something that I considered would be the case, as I thought the momentum constant would make the epochs more random and sporadic, because <text:span text:style-name="T16">of the fact that </text:span>the momentum constant <text:span text:style-name="T16">would be </text:span>making larger changes to the weights to get the neural network learning faster. <text:span text:style-name="T11">In all cases, having a larger momentum constant is better then having a smaller momentum constant, as it is always faster and better then having a lower </text:span><text:soft-page-break/><text:span text:style-name="T11">momentum constant.</text:span></text:p>
      <text:p text:style-name="P10"/>
      <text:p text:style-name="P10">Topic 3:<text:span text:style-name="T1"> Parameter Settings – Changing the Number of Hidden Nodes</text:span></text:p>
      <text:p text:style-name="P39">For this I will be testing the network on <text:span text:style-name="T5">a different number of hidden nodes, values being 1, 2, 5, 10, 25, 50, 100, 250, 500, and 1000</text:span>. This will be tested on the XOR data set, with a 2:<text:span text:style-name="T5">n</text:span>:1 <text:span text:style-name="T5">(n being the number of hidden nodes) </text:span>network, the learning <text:span text:style-name="T5">and momentum constants </text:span>will <text:span text:style-name="T6">both </text:span>be 0.5 and the error criterion will be 0.001 through out the tests. <text:span text:style-name="T10">For each number of hidden nodes, the program was ran 30 times, and the average, standard deviation, minimum and maximum are shown in the table below.</text:span></text:p>
      <text:p text:style-name="P39"/>
      <text:p text:style-name="P40">Results:</text:p>
      <text:p text:style-name="P10"><draw:frame draw:style-name="fr2" draw:name="Object5" text:anchor-type="paragraph" svg:width="11.352cm" svg:height="5.359cm" draw:z-index="3"><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2" draw:name="Object6" text:anchor-type="paragraph" svg:width="21.001cm" svg:height="10.52cm" draw:z-index="4"><draw:object xlink:href="./Object 6" xlink:type="simple" xlink:show="embed" xlink:actuate="onLoad"/><draw:image xlink:href="./ObjectReplacements/Object 6" xlink:type="simple" xlink:show="embed" xlink:actuate="onLoad"/></draw:frame></text:p>
      <text:p text:style-name="P38"/>
      <text:p text:style-name="P38"><draw:frame draw:style-name="fr3" draw:name="Object7" text:anchor-type="paragraph" svg:x="-1.498cm" svg:y="0.476cm" svg:width="21.001cm" svg:height="10.294cm" draw:z-index="5"><draw:object xlink:href="./Object 7" xlink:type="simple" xlink:show="embed" xlink:actuate="onLoad"/><draw:image xlink:href="./ObjectReplacements/Object 7" xlink:type="simple" xlink:show="embed" xlink:actuate="onLoad"/></draw:frame><text:soft-page-break/></text:p>
      <text:p text:style-name="P38">I have generated two graphs for this test, the first is only looking at the number of hidden nodes between 1 and 10, while the second looks at all the hidden nodes between 1 and 1000. The reason being it is hard to see the changes at the start of graph two. <text:span text:style-name="T12">What this test showed is that having more hidden nodes can speed up the training of the neural network, but it would take up more time doing weight changes because of the number of hidden nodes. It shows when the number of hidden nodes is increased to 25 the range of different epochs is quite larger then the range of different epochs when the number of hidden nodes it set to 10 or less. The neural network struggles to get to the correct output when the number of hidden nodes is large. Another thing I experienced is that the neural network took longer to learn in time, a couple seconds longer. So I measured the neural network in milliseconds. The tables and graphs below were generated by the same values as the tables and graphs above.</text:span></text:p>
      <text:p text:style-name="P38"/>
      <text:p text:style-name="P41"><draw:frame draw:style-name="fr1" draw:name="Object8" text:anchor-type="paragraph" svg:y="0.217cm" svg:width="11.352cm" svg:height="5.489cm" draw:z-index="6"><draw:object xlink:href="./Object 8" xlink:type="simple" xlink:show="embed" xlink:actuate="onLoad"/><draw:image xlink:href="./ObjectReplacements/Object 8" xlink:type="simple" xlink:show="embed" xlink:actuate="onLoad"/></draw:frame>Results:</text:p>
      <text:p text:style-name="P9"/>
      <text:p text:style-name="P9"/>
      <text:p text:style-name="P9"/>
      <text:p text:style-name="P9"/>
      <text:p text:style-name="P9"/>
      <text:p text:style-name="P9"/>
      <text:p text:style-name="P9"/>
      <text:p text:style-name="P20"><draw:frame draw:style-name="fr2" draw:name="Object9" text:anchor-type="paragraph" svg:width="21.001cm" svg:height="9.156cm" draw:z-index="7"><draw:object xlink:href="./Object 9" xlink:type="simple" xlink:show="embed" xlink:actuate="onLoad"/><draw:image xlink:href="./ObjectReplacements/Object 9" xlink:type="simple" xlink:show="embed" xlink:actuate="onLoad"/></draw:frame><draw:frame draw:style-name="fr3" draw:name="Object10" text:anchor-type="paragraph" svg:x="-2cm" svg:y="8.629cm" svg:width="20.981cm" svg:height="9.051cm" draw:z-index="8"><draw:object xlink:href="./Object 10" xlink:type="simple" xlink:show="embed" xlink:actuate="onLoad"/><draw:image xlink:href="./ObjectReplacements/Object 10" xlink:type="simple" xlink:show="embed" xlink:actuate="onLoad"/></draw:frame><text:soft-page-break/></text:p>
      <text:p text:style-name="P42"><text:span text:style-name="T17">T</text:span>he graphs show that having more than 10 hidden nodes in the neural network makes the network run slower <text:span text:style-name="T17">in terms of seconds, and the range of different time is quite large, ie for 50 hidden nodes, the range is between 11 and 72. It makes sense as there are more weights that need to be updated for each hidden node in the hidden layer. Again this shows that having more hidden nodes does not help the neural network learn faster, it just adds more unnecessary work.</text:span></text:p>
      <text:p text:style-name="P9"/>
      <text:p text:style-name="P36"/>
      <text:p text:style-name="P36"/>
      <text:p text:style-name="P36"/>
      <text:p text:style-name="P36"/>
      <text:p text:style-name="P37"><text:soft-page-break/>Topic 4: <text:span text:style-name="T7">How well or quickly the network takes to learn different kinds of tasks</text:span></text:p>
      <text:p text:style-name="P37"><text:span text:style-name="T7">The different tasks I am using for this experiment are 3 Bit Parity (3:3:1 network), 4 Bit Parity (4:4:1 network), Encoder (8:3:8 network), Iris (4:3:3 network), and XOR (2:2:1 network), where the learning and momentum constants are 0.7 and the error criterion is 0.0001. The program was ran 30 times for each of the tasks and the average, standard deviation, maximum and minimum are shown in the table below.</text:span></text:p>
      <text:p text:style-name="P36"/>
      <text:p text:style-name="P43">Results:</text:p>
      <text:p text:style-name="P44"><draw:frame draw:style-name="fr4" draw:name="Object11" text:anchor-type="paragraph" svg:width="11.289cm" svg:height="3.099cm" draw:z-index="9"><draw:object xlink:href="./Object 11" xlink:type="simple" xlink:show="embed" xlink:actuate="onLoad"/><draw:image xlink:href="./ObjectReplacements/Object 11" xlink:type="simple" xlink:show="embed" xlink:actuate="onLoad"/></draw:frame></text:p>
      <text:p text:style-name="P9"/>
      <text:p text:style-name="P4"/>
      <text:p text:style-name="P4"/>
      <text:p text:style-name="P4"/>
      <text:p text:style-name="P4"/>
      <text:p text:style-name="P4"/>
      <text:p text:style-name="P4"><draw:frame draw:style-name="fr2" draw:name="Object12" text:anchor-type="paragraph" svg:width="16cm" svg:height="8.999cm" draw:z-index="10"><draw:object xlink:href="./Object 12" xlink:type="simple" xlink:show="embed" xlink:actuate="onLoad"/><draw:image xlink:href="./ObjectReplacements/Object 12" xlink:type="simple" xlink:show="embed" xlink:actuate="onLoad"/></draw:frame></text:p>
      <text:p text:style-name="P21">The above graph shows that for simple input and output that match, the neural network <text:span text:style-name="T18">learns </text:span>very fast, less than 100 epochs, and <text:span text:style-name="T18">if there is </text:span>a lot of input and output given to the network <text:span text:style-name="T18">to learn</text:span>, based on the iris data set, it will also learn pretty quick. For the other three tasks, 3 and 4 bit parity and XOR, the neural network has to take more time to learn, because these tasks only have one output node that has to map to multiple input nodes. Due to this fact, there is a greater difference of epochs for there respective task. </text:p>
      <text:p text:style-name="P21"/>
      <text:p text:style-name="P4"/>
      <text:p text:style-name="P4"/>
      <text:p text:style-name="P4"/>
      <text:p text:style-name="P4"/>
      <text:p text:style-name="P4"/>
      <text:p text:style-name="P4"><text:soft-page-break/>Discussion</text:p>
      <text:p text:style-name="P22">From all these tests it shows that having a greater learning and momentum constant <text:span text:style-name="T13">help by a significant amount in speeding up the training of the neural network. Which makes perfect sense as these values add to how large a change is made to a weight during every epoch. What was interesting is how the learning constant stops making significant changes to the number of epochs after the learning constant reaches 0.6 and larger. Initially I would have thought the differences would have been larger. Another thing that I confirmed with these tests was the fact that having more hidden nodes in the hidden layer didn't help speed up the network when learning. Running the neural network on different tasks and graphing them together shows how different some tasks are to each other. XOR being the most complicated thing the neural network has to learn compared to the other tasks that are shown. </text:span></text:p>
      <text:p text:style-name="P23">Some future expansions to the code I would <text:span text:style-name="T14">consider doing would be adding more hidden layers to the neural network, and allowing the number of hidden layers to be specified like how the number of input, hidden and output nodes are specified, and seeing the effect on how the network learns if it would increase or decrease the time. Though that would be complicated, it was hard enough just getting one hidden layer working for me. I would also like to try the neural network out on some more complicated data sets, and more real world data sets like the iris set, and see how the neural network holds up.</text:span></text:p>
      <text:p text:style-name="P21"/>
      <text:p text:style-name="P4">Appendix</text:p>
      <text:p text:style-name="P24">The program was developed under Java version “1.8.0 update 45”.</text:p>
      <text:p text:style-name="P25">I have included a MakeFile to compile the source code, <text:span text:style-name="T15">all you need to do is type “make” in the same directory as the MakeFile and the source files.</text:span></text:p>
      <text:p text:style-name="P25"><text:span text:style-name="T15">I</text:span>f for some reason the MakeFile does not work, then you can compile the code with “javac *.java” <text:span text:style-name="T15">in the directory of the source code.</text:span></text:p>
      <text:p text:style-name="P46">To run the program, use “java Main”</text:p>
      <text:p text:style-name="P46">The program can take two arguments, the first being a string made up of chars</text:p>
      <text:p text:style-name="P46">e = Show the population error and number of epochs every 100 epochs</text:p>
      <text:p text:style-name="P46">w = Show the weights of the hidden layer and output layer</text:p>
      <text:p text:style-name="P46">a = Show the activation all nodes in the network, input, hidden and output</text:p>
      <text:p text:style-name="P46">l = If you want to loop the program a certain number of times, this is when the second argument is used. The second argument should be an integer, and it represents the number of time<text:span text:style-name="T19">s</text:span> the program will run.</text:p>
      <text:p text:style-name="P46">Example usages:</text:p>
      <text:p text:style-name="P46"><text:tab/>java Main aw</text:p>
      <text:p text:style-name="P46"><text:tab/>java Main el 5</text:p>
      <text:p text:style-name="P46"><text:tab/>java Main wlea 100</text:p>
      <text:p text:style-name="P47">The program will require that three text files be in the same directory as the executable, param.txt, in.txt and teach.txt. The param file specif<text:span text:style-name="T20">y</text:span> the number of input nodes, hidden nodes, and output nodes, as well as the learning, momentum and error criterion constants. The in file is <text:span text:style-name="T21">the </text:span>activations for the input layer, and the teach file is the desired output for the neural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swiss"/>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N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1" officeooo:rsid="0007507e" officeooo:paragraph-rsid="0007507e"/>
    </style:style>
    <style:style style:name="MP2" style:family="paragraph" style:parent-style-name="Footer">
      <style:paragraph-properties fo:text-align="center" style:justify-single-word="false"/>
      <style:text-properties style:font-name="Calibri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shley Manson<text:tab/>COSC420<text:tab/>Assignment 1</text:p>
      </style:header>
      <style:footer>
        <text:p text:style-name="MP2"><text:page-number text:select-page="current">6</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0:18:18.749000000</meta:creation-date>
    <dc:date>2015-04-27T14:13:55.483000000</dc:date>
    <meta:editing-duration>PT16H59M23S</meta:editing-duration>
    <meta:editing-cycles>143</meta:editing-cycles>
    <meta:generator>LibreOffice/4.4.1.2$Windows_x86 LibreOffice_project/45e2de17089c24a1fa810c8f975a7171ba4cd432</meta:generator>
    <meta:document-statistic meta:table-count="0" meta:image-count="0" meta:object-count="12" meta:page-count="8" meta:paragraph-count="45" meta:word-count="1786" meta:character-count="9916" meta:non-whitespace-character-count="81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41mm"/>
    </style:style>
    <style:style style:name="co2" style:family="table-column">
      <style:table-column-properties fo:break-before="auto" style:column-width="17.69mm"/>
    </style:style>
    <style:style style:name="co3" style:family="table-column">
      <style:table-column-properties fo:break-before="auto" style:column-width="12.15mm"/>
    </style:style>
    <style:style style:name="co4" style:family="table-column">
      <style:table-column-properties fo:break-before="auto" style:column-width="12.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21m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2" style:family="table-cell" style:parent-style-name="Default" style:data-style-name="N109">
      <style:table-cell-properties fo:background-color="transparent"/>
    </style:style>
    <style:style style:name="ce3"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4" style:family="table-cell" style:parent-style-name="Default" style:data-style-name="N2"/>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row table:style-name="ro1" table:number-rows-repeated="11">
          <table:table-cell table:number-columns-repeated="5"/>
        </table:table-row>
        <table:table-row table:style-name="ro2">
          <table:table-cell table:style-name="ce1" office:value-type="string" calcext:value-type="string">
            <text:p>Learning Constant</text:p>
          </table:table-cell>
          <table:table-cell table:style-name="ce3" office:value-type="string" calcext:value-type="string">
            <text:p>Average</text:p>
          </table:table-cell>
          <table:table-cell table:style-name="ce1" office:value-type="string" calcext:value-type="string">
            <text:p>Standard Deviation</text:p>
          </table:table-cell>
          <table:table-cell table:style-name="ce3" office:value-type="string" calcext:value-type="string">
            <text:p>Max</text:p>
          </table:table-cell>
          <table:table-cell table:style-name="ce1" office:value-type="string" calcext:value-type="string">
            <text:p>Min</text:p>
          </table:table-cell>
        </table:table-row>
        <table:table-row table:style-name="ro1">
          <table:table-cell table:style-name="ce2" office:value-type="float" office:value="0.1" calcext:value-type="float">
            <text:p>0.1</text:p>
          </table:table-cell>
          <table:table-cell table:style-name="ce4" office:value-type="float" office:value="2355.66666666667" calcext:value-type="float">
            <text:p>2355.67</text:p>
          </table:table-cell>
          <table:table-cell table:style-name="ce4" office:value-type="float" office:value="56.2594564209574" calcext:value-type="float">
            <text:p>56.26</text:p>
          </table:table-cell>
          <table:table-cell office:value-type="float" office:value="2475" calcext:value-type="float">
            <text:p>2475</text:p>
          </table:table-cell>
          <table:table-cell office:value-type="float" office:value="2233" calcext:value-type="float">
            <text:p>2233</text:p>
          </table:table-cell>
        </table:table-row>
        <table:table-row table:style-name="ro1">
          <table:table-cell table:style-name="ce2" office:value-type="float" office:value="0.2" calcext:value-type="float">
            <text:p>0.2</text:p>
          </table:table-cell>
          <table:table-cell table:style-name="ce4" office:value-type="float" office:value="1170.6" calcext:value-type="float">
            <text:p>1170.60</text:p>
          </table:table-cell>
          <table:table-cell table:style-name="ce4" office:value-type="float" office:value="26.7692566846425" calcext:value-type="float">
            <text:p>26.77</text:p>
          </table:table-cell>
          <table:table-cell office:value-type="float" office:value="1218" calcext:value-type="float">
            <text:p>1218</text:p>
          </table:table-cell>
          <table:table-cell office:value-type="float" office:value="1125" calcext:value-type="float">
            <text:p>1125</text:p>
          </table:table-cell>
        </table:table-row>
        <table:table-row table:style-name="ro1">
          <table:table-cell table:style-name="ce2" office:value-type="float" office:value="0.3" calcext:value-type="float">
            <text:p>0.3</text:p>
          </table:table-cell>
          <table:table-cell table:style-name="ce4" office:value-type="float" office:value="789.233333333333" calcext:value-type="float">
            <text:p>789.23</text:p>
          </table:table-cell>
          <table:table-cell table:style-name="ce4" office:value-type="float" office:value="20.9789440142735" calcext:value-type="float">
            <text:p>20.98</text:p>
          </table:table-cell>
          <table:table-cell office:value-type="float" office:value="841" calcext:value-type="float">
            <text:p>841</text:p>
          </table:table-cell>
          <table:table-cell office:value-type="float" office:value="752" calcext:value-type="float">
            <text:p>752</text:p>
          </table:table-cell>
        </table:table-row>
        <table:table-row table:style-name="ro1">
          <table:table-cell table:style-name="ce2" office:value-type="float" office:value="0.4" calcext:value-type="float">
            <text:p>0.4</text:p>
          </table:table-cell>
          <table:table-cell table:style-name="ce4" office:value-type="float" office:value="589.833333333333" calcext:value-type="float">
            <text:p>589.83</text:p>
          </table:table-cell>
          <table:table-cell table:style-name="ce4" office:value-type="float" office:value="13.7642298363732" calcext:value-type="float">
            <text:p>13.76</text:p>
          </table:table-cell>
          <table:table-cell office:value-type="float" office:value="617" calcext:value-type="float">
            <text:p>617</text:p>
          </table:table-cell>
          <table:table-cell office:value-type="float" office:value="565" calcext:value-type="float">
            <text:p>565</text:p>
          </table:table-cell>
        </table:table-row>
        <table:table-row table:style-name="ro1">
          <table:table-cell table:style-name="ce2" office:value-type="float" office:value="0.5" calcext:value-type="float">
            <text:p>0.5</text:p>
          </table:table-cell>
          <table:table-cell table:style-name="ce4" office:value-type="float" office:value="469.1" calcext:value-type="float">
            <text:p>469.10</text:p>
          </table:table-cell>
          <table:table-cell table:style-name="ce4" office:value-type="float" office:value="11.9866304833689" calcext:value-type="float">
            <text:p>11.99</text:p>
          </table:table-cell>
          <table:table-cell office:value-type="float" office:value="490" calcext:value-type="float">
            <text:p>490</text:p>
          </table:table-cell>
          <table:table-cell office:value-type="float" office:value="445" calcext:value-type="float">
            <text:p>445</text:p>
          </table:table-cell>
        </table:table-row>
        <table:table-row table:style-name="ro1">
          <table:table-cell table:style-name="ce2" office:value-type="float" office:value="0.6" calcext:value-type="float">
            <text:p>0.6</text:p>
          </table:table-cell>
          <table:table-cell table:style-name="ce4" office:value-type="float" office:value="390.033333333333" calcext:value-type="float">
            <text:p>390.03</text:p>
          </table:table-cell>
          <table:table-cell table:style-name="ce4" office:value-type="float" office:value="7.44396693156014" calcext:value-type="float">
            <text:p>7.44</text:p>
          </table:table-cell>
          <table:table-cell office:value-type="float" office:value="407" calcext:value-type="float">
            <text:p>407</text:p>
          </table:table-cell>
          <table:table-cell office:value-type="float" office:value="380" calcext:value-type="float">
            <text:p>380</text:p>
          </table:table-cell>
        </table:table-row>
        <table:table-row table:style-name="ro1">
          <table:table-cell table:style-name="ce2" office:value-type="float" office:value="0.7" calcext:value-type="float">
            <text:p>0.7</text:p>
          </table:table-cell>
          <table:table-cell table:style-name="ce4" office:value-type="float" office:value="338.366666666667" calcext:value-type="float">
            <text:p>338.37</text:p>
          </table:table-cell>
          <table:table-cell table:style-name="ce4" office:value-type="float" office:value="9.84529761142198" calcext:value-type="float">
            <text:p>9.85</text:p>
          </table:table-cell>
          <table:table-cell office:value-type="float" office:value="358" calcext:value-type="float">
            <text:p>358</text:p>
          </table:table-cell>
          <table:table-cell office:value-type="float" office:value="323" calcext:value-type="float">
            <text:p>323</text:p>
          </table:table-cell>
        </table:table-row>
        <table:table-row table:style-name="ro1">
          <table:table-cell table:style-name="ce2" office:value-type="float" office:value="0.8" calcext:value-type="float">
            <text:p>0.8</text:p>
          </table:table-cell>
          <table:table-cell table:style-name="ce4" office:value-type="float" office:value="296.6" calcext:value-type="float">
            <text:p>296.60</text:p>
          </table:table-cell>
          <table:table-cell table:style-name="ce4" office:value-type="float" office:value="9.23113173470341" calcext:value-type="float">
            <text:p>9.23</text:p>
          </table:table-cell>
          <table:table-cell office:value-type="float" office:value="314" calcext:value-type="float">
            <text:p>314</text:p>
          </table:table-cell>
          <table:table-cell office:value-type="float" office:value="283" calcext:value-type="float">
            <text:p>283</text:p>
          </table:table-cell>
        </table:table-row>
        <table:table-row table:style-name="ro1">
          <table:table-cell table:style-name="ce2" office:value-type="float" office:value="0.9" calcext:value-type="float">
            <text:p>0.9</text:p>
          </table:table-cell>
          <table:table-cell table:style-name="ce4" office:value-type="float" office:value="262.333333333333" calcext:value-type="float">
            <text:p>262.33</text:p>
          </table:table-cell>
          <table:table-cell table:style-name="ce4" office:value-type="float" office:value="7.65341183026748" calcext:value-type="float">
            <text:p>7.65</text:p>
          </table:table-cell>
          <table:table-cell office:value-type="float" office:value="278" calcext:value-type="float">
            <text:p>278</text:p>
          </table:table-cell>
          <table:table-cell office:value-type="float" office:value="248" calcext:value-type="float">
            <text:p>248</text:p>
          </table:table-cell>
        </table:table-row>
        <table:table-row table:style-name="ro1">
          <table:table-cell table:style-name="ce2" office:value-type="float" office:value="1" calcext:value-type="float">
            <text:p>1.0</text:p>
          </table:table-cell>
          <table:table-cell table:style-name="ce4" office:value-type="float" office:value="234.966666666667" calcext:value-type="float">
            <text:p>234.97</text:p>
          </table:table-cell>
          <table:table-cell table:style-name="ce4" office:value-type="float" office:value="5.50537877010282" calcext:value-type="float">
            <text:p>5.51</text:p>
          </table:table-cell>
          <table:table-cell office:value-type="float" office:value="246" calcext:value-type="float">
            <text:p>246</text:p>
          </table:table-cell>
          <table:table-cell office:value-type="float" office:value="224" calcext:value-type="float">
            <text:p>22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5:59:06.2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0">
      <style:chart-properties chart:display-label="true" chart:logarithmic="false" chart:maximum="1000" chart:interval-major="25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aximum="1450"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981cm" svg:height="9.05cm" xlink:href="." xlink:type="simple" chart:class="chart:scatter" chart:style-name="ch1">
        <chart:title svg:x="3.713cm" svg:y="0.317cm" chart:style-name="ch2">
          <text:p>Impact of the Number of Hidden Nodes (1-1000) on the Time to Learn</text:p>
        </chart:title>
        <chart:plot-area chart:style-name="ch3" chart:data-source-has-labels="both" svg:x="1.43cm" svg:y="1.277cm" svg:width="19.132cm" svg:height="6.611cm">
          <chartooo:coordinate-region svg:x="2.819cm" svg:y="1.476cm" svg:width="17.292cm" svg:height="6.213cm"/>
          <chart:axis chart:dimension="x" chart:name="primary-x" chart:style-name="ch4" chartooo:axis-type="auto">
            <chart:title svg:x="8.412cm" svg:y="8.069cm" chart:style-name="ch5">
              <text:p>Number of Hidden Nodes (1-1000)</text:p>
            </chart:title>
            <chart:categories table:cell-range-address="local-table.$A$2:.$A$11"/>
          </chart:axis>
          <chart:axis chart:dimension="y" chart:name="primary-y" chart:style-name="ch6">
            <chart:title svg:x="0.451cm" svg:y="6.862cm" chart:style-name="ch7">
              <text:p>Time in Millisecond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3.43333333333333">
                <text:p>3.43333333333333</text:p>
              </table:table-cell>
              <table:table-cell office:value-type="float" office:value="1.59056123977396">
                <text:p>1.59056123977396</text:p>
              </table:table-cell>
              <table:table-cell office:value-type="float" office:value="1.59056123977396">
                <text:p>1.59056123977396</text:p>
              </table:table-cell>
            </table:table-row>
            <table:table-row>
              <table:table-cell office:value-type="float" office:value="2">
                <text:p/>
              </table:table-cell>
              <table:table-cell office:value-type="float" office:value="2">
                <text:p>2</text:p>
              </table:table-cell>
              <table:table-cell office:value-type="float" office:value="4.36666666666667">
                <text:p>4.36666666666667</text:p>
              </table:table-cell>
              <table:table-cell office:value-type="float" office:value="2.35596577068591">
                <text:p>2.35596577068591</text:p>
              </table:table-cell>
              <table:table-cell office:value-type="float" office:value="2.35596577068591">
                <text:p>2.35596577068591</text:p>
              </table:table-cell>
            </table:table-row>
            <table:table-row>
              <table:table-cell office:value-type="float" office:value="5">
                <text:p>10</text:p>
              </table:table-cell>
              <table:table-cell office:value-type="float" office:value="5">
                <text:p>5</text:p>
              </table:table-cell>
              <table:table-cell office:value-type="float" office:value="4.5">
                <text:p>4.5</text:p>
              </table:table-cell>
              <table:table-cell office:value-type="float" office:value="3.0597498207398">
                <text:p>3.0597498207398</text:p>
              </table:table-cell>
              <table:table-cell office:value-type="float" office:value="3.0597498207398">
                <text:p>3.0597498207398</text:p>
              </table:table-cell>
            </table:table-row>
            <table:table-row>
              <table:table-cell office:value-type="float" office:value="10">
                <text:p>10</text:p>
              </table:table-cell>
              <table:table-cell office:value-type="float" office:value="10">
                <text:p>10</text:p>
              </table:table-cell>
              <table:table-cell office:value-type="float" office:value="6.03333333333333">
                <text:p>6.03333333333333</text:p>
              </table:table-cell>
              <table:table-cell office:value-type="float" office:value="4.13965960064296">
                <text:p>4.13965960064296</text:p>
              </table:table-cell>
              <table:table-cell office:value-type="float" office:value="4.13965960064296">
                <text:p>4.13965960064296</text:p>
              </table:table-cell>
            </table:table-row>
            <table:table-row>
              <table:table-cell office:value-type="float" office:value="25">
                <text:p>30</text:p>
              </table:table-cell>
              <table:table-cell office:value-type="float" office:value="25">
                <text:p>25</text:p>
              </table:table-cell>
              <table:table-cell office:value-type="float" office:value="16.9333333333333">
                <text:p>16.9333333333333</text:p>
              </table:table-cell>
              <table:table-cell office:value-type="float" office:value="10.5337989130337">
                <text:p>10.5337989130337</text:p>
              </table:table-cell>
              <table:table-cell office:value-type="float" office:value="10.5337989130337">
                <text:p>10.5337989130337</text:p>
              </table:table-cell>
            </table:table-row>
            <table:table-row>
              <table:table-cell office:value-type="float" office:value="50">
                <text:p>50</text:p>
              </table:table-cell>
              <table:table-cell office:value-type="float" office:value="50">
                <text:p>50</text:p>
              </table:table-cell>
              <table:table-cell office:value-type="float" office:value="28.6666666666667">
                <text:p>28.6666666666667</text:p>
              </table:table-cell>
              <table:table-cell office:value-type="float" office:value="24.2960665659014">
                <text:p>24.2960665659014</text:p>
              </table:table-cell>
              <table:table-cell office:value-type="float" office:value="24.2960665659014">
                <text:p>24.2960665659014</text:p>
              </table:table-cell>
            </table:table-row>
            <table:table-row>
              <table:table-cell office:value-type="float" office:value="100">
                <text:p>100</text:p>
              </table:table-cell>
              <table:table-cell office:value-type="float" office:value="100">
                <text:p>100</text:p>
              </table:table-cell>
              <table:table-cell office:value-type="float" office:value="33.1">
                <text:p>33.1</text:p>
              </table:table-cell>
              <table:table-cell office:value-type="float" office:value="18.467772488572">
                <text:p>18.467772488572</text:p>
              </table:table-cell>
              <table:table-cell office:value-type="float" office:value="18.467772488572">
                <text:p>18.467772488572</text:p>
              </table:table-cell>
            </table:table-row>
            <table:table-row>
              <table:table-cell office:value-type="float" office:value="250">
                <text:p>250</text:p>
              </table:table-cell>
              <table:table-cell office:value-type="float" office:value="250">
                <text:p>250</text:p>
              </table:table-cell>
              <table:table-cell office:value-type="float" office:value="94.8">
                <text:p>94.8</text:p>
              </table:table-cell>
              <table:table-cell office:value-type="float" office:value="29.1918741645921">
                <text:p>29.1918741645921</text:p>
              </table:table-cell>
              <table:table-cell office:value-type="float" office:value="29.1918741645921">
                <text:p>29.1918741645921</text:p>
              </table:table-cell>
            </table:table-row>
            <table:table-row>
              <table:table-cell office:value-type="float" office:value="500">
                <text:p>500</text:p>
              </table:table-cell>
              <table:table-cell office:value-type="float" office:value="500">
                <text:p>500</text:p>
              </table:table-cell>
              <table:table-cell office:value-type="float" office:value="326.5">
                <text:p>326.5</text:p>
              </table:table-cell>
              <table:table-cell office:value-type="float" office:value="116.489380898299">
                <text:p>116.489380898299</text:p>
              </table:table-cell>
              <table:table-cell office:value-type="float" office:value="116.489380898299">
                <text:p>116.489380898299</text:p>
              </table:table-cell>
            </table:table-row>
            <table:table-row>
              <table:table-cell office:value-type="float" office:value="1000">
                <text:p>1000</text:p>
              </table:table-cell>
              <table:table-cell office:value-type="float" office:value="1000">
                <text:p>1000</text:p>
              </table:table-cell>
              <table:table-cell office:value-type="float" office:value="914.366666666667">
                <text:p>914.366666666667</text:p>
              </table:table-cell>
              <table:table-cell office:value-type="float" office:value="488.95860365879">
                <text:p>488.95860365879</text:p>
              </table:table-cell>
              <table:table-cell office:value-type="float" office:value="488.95860365879">
                <text:p>488.9586036587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Different Tasks" table:style-name="ta1">
        <table:table-column table:style-name="co1" table:number-columns-repeated="5" table:default-cell-style-name="Default"/>
        <table:table-row table:style-name="ro1" table:number-rows-repeated="24">
          <table:table-cell table:number-columns-repeated="5"/>
        </table:table-row>
        <table:table-row table:style-name="ro2">
          <table:table-cell table:style-name="ce4" office:value-type="string" calcext:value-type="string">
            <text:p>Different Task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string" calcext:value-type="string">
            <text:p>3 Bit Parity</text:p>
          </table:table-cell>
          <table:table-cell table:style-name="ce6" office:value-type="float" office:value="892.233333333333" calcext:value-type="float">
            <text:p>892.23</text:p>
          </table:table-cell>
          <table:table-cell table:style-name="ce6" office:value-type="float" office:value="14.6397741958593" calcext:value-type="float">
            <text:p>14.64</text:p>
          </table:table-cell>
          <table:table-cell office:value-type="float" office:value="925" calcext:value-type="float">
            <text:p>925</text:p>
          </table:table-cell>
          <table:table-cell office:value-type="float" office:value="866" calcext:value-type="float">
            <text:p>866</text:p>
          </table:table-cell>
        </table:table-row>
        <table:table-row table:style-name="ro1">
          <table:table-cell office:value-type="string" calcext:value-type="string">
            <text:p>4 Bit Parity</text:p>
          </table:table-cell>
          <table:table-cell table:style-name="ce6" office:value-type="float" office:value="668.1" calcext:value-type="float">
            <text:p>668.10</text:p>
          </table:table-cell>
          <table:table-cell table:style-name="ce6" office:value-type="float" office:value="8.87984933081249" calcext:value-type="float">
            <text:p>8.88</text:p>
          </table:table-cell>
          <table:table-cell office:value-type="float" office:value="687" calcext:value-type="float">
            <text:p>687</text:p>
          </table:table-cell>
          <table:table-cell office:value-type="float" office:value="652" calcext:value-type="float">
            <text:p>652</text:p>
          </table:table-cell>
        </table:table-row>
        <table:table-row table:style-name="ro1">
          <table:table-cell office:value-type="string" calcext:value-type="string">
            <text:p>Encoder</text:p>
          </table:table-cell>
          <table:table-cell table:style-name="ce6" office:value-type="float" office:value="94.4333333333333" calcext:value-type="float">
            <text:p>94.43</text:p>
          </table:table-cell>
          <table:table-cell table:style-name="ce6" office:value-type="float" office:value="0.935260735665815" calcext:value-type="float">
            <text:p>0.94</text:p>
          </table:table-cell>
          <table:table-cell office:value-type="float" office:value="96" calcext:value-type="float">
            <text:p>96</text:p>
          </table:table-cell>
          <table:table-cell office:value-type="float" office:value="92" calcext:value-type="float">
            <text:p>92</text:p>
          </table:table-cell>
        </table:table-row>
        <table:table-row table:style-name="ro1">
          <table:table-cell office:value-type="string" calcext:value-type="string">
            <text:p>Iris</text:p>
          </table:table-cell>
          <table:table-cell table:style-name="ce6" office:value-type="float" office:value="241.266666666667" calcext:value-type="float">
            <text:p>241.27</text:p>
          </table:table-cell>
          <table:table-cell table:style-name="ce6" office:value-type="float" office:value="0.520830459762188" calcext:value-type="float">
            <text:p>0.52</text:p>
          </table:table-cell>
          <table:table-cell office:value-type="float" office:value="242" calcext:value-type="float">
            <text:p>242</text:p>
          </table:table-cell>
          <table:table-cell office:value-type="float" office:value="240" calcext:value-type="float">
            <text:p>240</text:p>
          </table:table-cell>
        </table:table-row>
        <table:table-row table:style-name="ro1">
          <table:table-cell office:value-type="string" calcext:value-type="string">
            <text:p>XOR</text:p>
          </table:table-cell>
          <table:table-cell table:style-name="ce6" office:value-type="float" office:value="1306.93333333333" calcext:value-type="float">
            <text:p>1306.93</text:p>
          </table:table-cell>
          <table:table-cell table:style-name="ce6" office:value-type="float" office:value="27.4878447535525" calcext:value-type="float">
            <text:p>27.49</text:p>
          </table:table-cell>
          <table:table-cell office:value-type="float" office:value="1362" calcext:value-type="float">
            <text:p>1362</text:p>
          </table:table-cell>
          <table:table-cell office:value-type="float" office:value="1237" calcext:value-type="float">
            <text:p>12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20:37:35.9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error-upper-range="local-table.$B$2:.$B$6" chart:error-lower-range="local-table.$B$2:.$B$6"/>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upper-range="local-table.$B$2:.$B$6" chart:error-lower-range="local-table.$B$2:.$B$6"/>
      <style:graphic-properties draw:stroke="none" draw:fill-color="#83caff"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2.095cm" svg:y="0.315cm" chart:style-name="ch2">
          <text:p>Different Kinds of Tasks and the Average Number of Epochs</text:p>
        </chart:title>
        <chart:plot-area chart:style-name="ch3" chart:data-source-has-labels="both" svg:x="1.33cm" svg:y="1.273cm" svg:width="14.35cm" svg:height="6.566cm">
          <chartooo:coordinate-region svg:x="2.798cm" svg:y="1.473cm" svg:width="12.882cm" svg:height="5.719cm"/>
          <chart:axis chart:dimension="x" chart:name="primary-x" chart:style-name="ch4" chartooo:axis-type="auto">
            <chartooo:date-scale/>
            <chart:title svg:x="7.35cm" svg:y="8.018cm" chart:style-name="ch5">
              <text:p>Different Tasks</text:p>
            </chart:title>
            <chart:categories table:cell-range-address="local-table.$A$2:.$A$6"/>
          </chart:axis>
          <chart:axis chart:dimension="y" chart:name="primary-y" chart:style-name="ch6">
            <chart:title svg:x="0.451cm" svg:y="5.896cm" chart:style-name="ch7">
              <text:p>Epochs (Average)</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3 Bit Parity</text:p>
              </table:table-cell>
              <table:table-cell office:value-type="float" office:value="892.233333333333">
                <text:p>892.233333333333</text:p>
              </table:table-cell>
            </table:table-row>
            <table:table-row>
              <table:table-cell office:value-type="string">
                <text:p>4 Bit Parity</text:p>
              </table:table-cell>
              <table:table-cell office:value-type="float" office:value="668.1">
                <text:p>668.1</text:p>
              </table:table-cell>
            </table:table-row>
            <table:table-row>
              <table:table-cell office:value-type="string">
                <text:p>Encoder</text:p>
              </table:table-cell>
              <table:table-cell office:value-type="float" office:value="94.4333333333333">
                <text:p>94.4333333333333</text:p>
              </table:table-cell>
            </table:table-row>
            <table:table-row>
              <table:table-cell office:value-type="string">
                <text:p>Iris</text:p>
              </table:table-cell>
              <table:table-cell office:value-type="float" office:value="241.266666666667">
                <text:p>241.266666666667</text:p>
              </table:table-cell>
            </table:table-row>
            <table:table-row>
              <table:table-cell office:value-type="string">
                <text:p>XOR</text:p>
              </table:table-cell>
              <table:table-cell office:value-type="float" office:value="1306.93333333333">
                <text:p>1306.9333333333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number-style style:name="N108">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108">
      <style:chart-properties chart:display-label="true" chart:logarithmic="false" chart:minimum="0.1" chart:maximum="1" chart:interval-major="0.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25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1.703cm" xlink:href="." xlink:type="simple" chart:class="chart:scatter" chart:style-name="ch1">
        <chart:title svg:x="5.284cm" svg:y="0.37cm" chart:style-name="ch2">
          <text:p>Impact of the Learning Constant on the Time to Learn</text:p>
        </chart:title>
        <chart:plot-area chart:style-name="ch3" chart:data-source-has-labels="both" svg:x="1.431cm" svg:y="1.383cm" svg:width="19.149cm" svg:height="9.105cm">
          <chartooo:coordinate-region svg:x="2.714cm" svg:y="1.583cm" svg:width="17.441cm" svg:height="8.258cm"/>
          <chart:axis chart:dimension="x" chart:name="primary-x" chart:style-name="ch4" chartooo:axis-type="auto">
            <chart:title svg:x="9.598cm" svg:y="10.722cm" chart:style-name="ch5">
              <text:p>Learning Constant</text:p>
            </chart:title>
            <chart:categories table:cell-range-address="local-table.$A$2:.$A$11"/>
          </chart:axis>
          <chart:axis chart:dimension="y" chart:name="primary-y" chart:style-name="ch6">
            <chart:title svg:x="0.451cm" svg:y="7.275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1">
                <text:p>0.1</text:p>
              </table:table-cell>
              <table:table-cell office:value-type="float" office:value="2355.66666666667">
                <text:p>2355.66666666667</text:p>
              </table:table-cell>
              <table:table-cell office:value-type="float" office:value="56.2594564209574">
                <text:p>56.2594564209574</text:p>
              </table:table-cell>
              <table:table-cell office:value-type="float" office:value="56.2594564209574">
                <text:p>56.2594564209574</text:p>
              </table:table-cell>
            </table:table-row>
            <table:table-row>
              <table:table-cell office:value-type="string">
                <text:p>2</text:p>
              </table:table-cell>
              <table:table-cell office:value-type="float" office:value="0.2">
                <text:p>0.2</text:p>
              </table:table-cell>
              <table:table-cell office:value-type="float" office:value="1170.6">
                <text:p>1170.6</text:p>
              </table:table-cell>
              <table:table-cell office:value-type="float" office:value="26.7692566846425">
                <text:p>26.7692566846425</text:p>
              </table:table-cell>
              <table:table-cell office:value-type="float" office:value="26.7692566846425">
                <text:p>26.7692566846425</text:p>
              </table:table-cell>
            </table:table-row>
            <table:table-row>
              <table:table-cell office:value-type="string">
                <text:p>3</text:p>
              </table:table-cell>
              <table:table-cell office:value-type="float" office:value="0.3">
                <text:p>0.3</text:p>
              </table:table-cell>
              <table:table-cell office:value-type="float" office:value="789.233333333333">
                <text:p>789.233333333333</text:p>
              </table:table-cell>
              <table:table-cell office:value-type="float" office:value="20.9789440142735">
                <text:p>20.9789440142735</text:p>
              </table:table-cell>
              <table:table-cell office:value-type="float" office:value="20.9789440142735">
                <text:p>20.9789440142735</text:p>
              </table:table-cell>
            </table:table-row>
            <table:table-row>
              <table:table-cell office:value-type="string">
                <text:p>4</text:p>
              </table:table-cell>
              <table:table-cell office:value-type="float" office:value="0.4">
                <text:p>0.4</text:p>
              </table:table-cell>
              <table:table-cell office:value-type="float" office:value="589.833333333333">
                <text:p>589.833333333333</text:p>
              </table:table-cell>
              <table:table-cell office:value-type="float" office:value="13.7642298363732">
                <text:p>13.7642298363732</text:p>
              </table:table-cell>
              <table:table-cell office:value-type="float" office:value="13.7642298363732">
                <text:p>13.7642298363732</text:p>
              </table:table-cell>
            </table:table-row>
            <table:table-row>
              <table:table-cell office:value-type="string">
                <text:p>5</text:p>
              </table:table-cell>
              <table:table-cell office:value-type="float" office:value="0.5">
                <text:p>0.5</text:p>
              </table:table-cell>
              <table:table-cell office:value-type="float" office:value="469.1">
                <text:p>469.1</text:p>
              </table:table-cell>
              <table:table-cell office:value-type="float" office:value="11.9866304833689">
                <text:p>11.9866304833689</text:p>
              </table:table-cell>
              <table:table-cell office:value-type="float" office:value="11.9866304833689">
                <text:p>11.9866304833689</text:p>
              </table:table-cell>
            </table:table-row>
            <table:table-row>
              <table:table-cell office:value-type="string">
                <text:p>6</text:p>
              </table:table-cell>
              <table:table-cell office:value-type="float" office:value="0.6">
                <text:p>0.6</text:p>
              </table:table-cell>
              <table:table-cell office:value-type="float" office:value="390.033333333333">
                <text:p>390.033333333333</text:p>
              </table:table-cell>
              <table:table-cell office:value-type="float" office:value="7.44396693156014">
                <text:p>7.44396693156014</text:p>
              </table:table-cell>
              <table:table-cell office:value-type="float" office:value="7.44396693156014">
                <text:p>7.44396693156014</text:p>
              </table:table-cell>
            </table:table-row>
            <table:table-row>
              <table:table-cell office:value-type="string">
                <text:p>7</text:p>
              </table:table-cell>
              <table:table-cell office:value-type="float" office:value="0.7">
                <text:p>0.7</text:p>
              </table:table-cell>
              <table:table-cell office:value-type="float" office:value="338.366666666667">
                <text:p>338.366666666667</text:p>
              </table:table-cell>
              <table:table-cell office:value-type="float" office:value="9.84529761142198">
                <text:p>9.84529761142198</text:p>
              </table:table-cell>
              <table:table-cell office:value-type="float" office:value="9.84529761142198">
                <text:p>9.84529761142198</text:p>
              </table:table-cell>
            </table:table-row>
            <table:table-row>
              <table:table-cell office:value-type="string">
                <text:p>8</text:p>
              </table:table-cell>
              <table:table-cell office:value-type="float" office:value="0.8">
                <text:p>0.8</text:p>
              </table:table-cell>
              <table:table-cell office:value-type="float" office:value="296.6">
                <text:p>296.6</text:p>
              </table:table-cell>
              <table:table-cell office:value-type="float" office:value="9.23113173470341">
                <text:p>9.23113173470341</text:p>
              </table:table-cell>
              <table:table-cell office:value-type="float" office:value="9.23113173470341">
                <text:p>9.23113173470341</text:p>
              </table:table-cell>
            </table:table-row>
            <table:table-row>
              <table:table-cell office:value-type="string">
                <text:p>9</text:p>
              </table:table-cell>
              <table:table-cell office:value-type="float" office:value="0.9">
                <text:p>0.9</text:p>
              </table:table-cell>
              <table:table-cell office:value-type="float" office:value="262.333333333333">
                <text:p>262.333333333333</text:p>
              </table:table-cell>
              <table:table-cell office:value-type="float" office:value="7.65341183026748">
                <text:p>7.65341183026748</text:p>
              </table:table-cell>
              <table:table-cell office:value-type="float" office:value="7.65341183026748">
                <text:p>7.65341183026748</text:p>
              </table:table-cell>
            </table:table-row>
            <table:table-row>
              <table:table-cell office:value-type="string">
                <text:p>10</text:p>
              </table:table-cell>
              <table:table-cell office:value-type="float" office:value="1">
                <text:p>1</text:p>
              </table:table-cell>
              <table:table-cell office:value-type="float" office:value="234.966666666667">
                <text:p>234.966666666667</text:p>
              </table:table-cell>
              <table:table-cell office:value-type="float" office:value="5.50537877010282">
                <text:p>5.50537877010282</text:p>
              </table:table-cell>
              <table:table-cell office:value-type="float" office:value="5.50537877010282">
                <text:p>5.505378770102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1mm"/>
    </style:style>
    <style:style style:name="co2" style:family="table-column">
      <style:table-column-properties fo:break-before="auto" style:column-width="16.86mm"/>
    </style:style>
    <style:style style:name="co3" style:family="table-column">
      <style:table-column-properties fo:break-before="auto" style:column-width="11.04mm"/>
    </style:style>
    <style:style style:name="co4" style:family="table-column">
      <style:table-column-properties fo:break-before="auto" style:column-width="10.7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data-style-name="N109">
      <style:text-properties style:text-position=""/>
    </style:style>
    <style:style style:name="ce3"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4" style:family="table-cell" style:parent-style-name="Default" style:data-style-name="N2">
      <style:text-properties style:text-position=""/>
    </style:style>
    <style:style style:name="ce5"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6" style:family="table-cell" style:parent-style-name="Default" style:data-style-name="N109"/>
    <style:style style:name="ce7"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8" style:family="table-cell" style:parent-style-name="Default" style:data-style-name="N2"/>
  </office:automatic-styles>
  <office:body>
    <office:spreadsheet>
      <table:table table:name="Momentum Constant"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1">
          <table:table-cell table:number-columns-repeated="5"/>
        </table:table-row>
        <table:table-row table:style-name="ro2">
          <table:table-cell table:style-name="ce5" office:value-type="string" calcext:value-type="string">
            <text:p>Momentum Constant</text:p>
          </table:table-cell>
          <table:table-cell table:style-name="ce7" office:value-type="string" calcext:value-type="string">
            <text:p>Average</text:p>
          </table:table-cell>
          <table:table-cell table:style-name="ce5" office:value-type="string" calcext:value-type="string">
            <text:p>Standard Deviation</text:p>
          </table:table-cell>
          <table:table-cell table:style-name="ce7" office:value-type="string" calcext:value-type="string">
            <text:p>Max</text:p>
          </table:table-cell>
          <table:table-cell table:style-name="ce5" office:value-type="string" calcext:value-type="string">
            <text:p>Min</text:p>
          </table:table-cell>
        </table:table-row>
        <table:table-row table:style-name="ro1">
          <table:table-cell table:style-name="ce6" office:value-type="float" office:value="0.1" calcext:value-type="float">
            <text:p>0.1</text:p>
          </table:table-cell>
          <table:table-cell table:style-name="ce8" office:value-type="float" office:value="675.266666666667" calcext:value-type="float">
            <text:p>675.27</text:p>
          </table:table-cell>
          <table:table-cell table:style-name="ce8" office:value-type="float" office:value="21.0089198352433" calcext:value-type="float">
            <text:p>21.01</text:p>
          </table:table-cell>
          <table:table-cell office:value-type="float" office:value="748" calcext:value-type="float">
            <text:p>748</text:p>
          </table:table-cell>
          <table:table-cell office:value-type="float" office:value="642" calcext:value-type="float">
            <text:p>642</text:p>
          </table:table-cell>
        </table:table-row>
        <table:table-row table:style-name="ro1">
          <table:table-cell table:style-name="ce6" office:value-type="float" office:value="0.2" calcext:value-type="float">
            <text:p>0.2</text:p>
          </table:table-cell>
          <table:table-cell table:style-name="ce8" office:value-type="float" office:value="631.733333333333" calcext:value-type="float">
            <text:p>631.73</text:p>
          </table:table-cell>
          <table:table-cell table:style-name="ce8" office:value-type="float" office:value="17.6907014993818" calcext:value-type="float">
            <text:p>17.69</text:p>
          </table:table-cell>
          <table:table-cell office:value-type="float" office:value="672" calcext:value-type="float">
            <text:p>672</text:p>
          </table:table-cell>
          <table:table-cell office:value-type="float" office:value="607" calcext:value-type="float">
            <text:p>607</text:p>
          </table:table-cell>
        </table:table-row>
        <table:table-row table:style-name="ro1">
          <table:table-cell table:style-name="ce6" office:value-type="float" office:value="0.3" calcext:value-type="float">
            <text:p>0.3</text:p>
          </table:table-cell>
          <table:table-cell table:style-name="ce8" office:value-type="float" office:value="584.5" calcext:value-type="float">
            <text:p>584.50</text:p>
          </table:table-cell>
          <table:table-cell table:style-name="ce8" office:value-type="float" office:value="14.3737068383859" calcext:value-type="float">
            <text:p>14.37</text:p>
          </table:table-cell>
          <table:table-cell office:value-type="float" office:value="630" calcext:value-type="float">
            <text:p>630</text:p>
          </table:table-cell>
          <table:table-cell office:value-type="float" office:value="563" calcext:value-type="float">
            <text:p>563</text:p>
          </table:table-cell>
        </table:table-row>
        <table:table-row table:style-name="ro1">
          <table:table-cell table:style-name="ce6" office:value-type="float" office:value="0.4" calcext:value-type="float">
            <text:p>0.4</text:p>
          </table:table-cell>
          <table:table-cell table:style-name="ce8" office:value-type="float" office:value="535.5" calcext:value-type="float">
            <text:p>535.50</text:p>
          </table:table-cell>
          <table:table-cell table:style-name="ce8" office:value-type="float" office:value="16.0854399787617" calcext:value-type="float">
            <text:p>16.09</text:p>
          </table:table-cell>
          <table:table-cell office:value-type="float" office:value="570" calcext:value-type="float">
            <text:p>570</text:p>
          </table:table-cell>
          <table:table-cell office:value-type="float" office:value="511" calcext:value-type="float">
            <text:p>511</text:p>
          </table:table-cell>
        </table:table-row>
        <table:table-row table:style-name="ro1">
          <table:table-cell table:style-name="ce6" office:value-type="float" office:value="0.5" calcext:value-type="float">
            <text:p>0.5</text:p>
          </table:table-cell>
          <table:table-cell table:style-name="ce8" office:value-type="float" office:value="474.366666666667" calcext:value-type="float">
            <text:p>474.37</text:p>
          </table:table-cell>
          <table:table-cell table:style-name="ce8" office:value-type="float" office:value="10.5355992034014" calcext:value-type="float">
            <text:p>10.54</text:p>
          </table:table-cell>
          <table:table-cell office:value-type="float" office:value="504" calcext:value-type="float">
            <text:p>504</text:p>
          </table:table-cell>
          <table:table-cell office:value-type="float" office:value="453" calcext:value-type="float">
            <text:p>453</text:p>
          </table:table-cell>
        </table:table-row>
        <table:table-row table:style-name="ro1">
          <table:table-cell table:style-name="ce6" office:value-type="float" office:value="0.6" calcext:value-type="float">
            <text:p>0.6</text:p>
          </table:table-cell>
          <table:table-cell table:style-name="ce8" office:value-type="float" office:value="406.3" calcext:value-type="float">
            <text:p>406.30</text:p>
          </table:table-cell>
          <table:table-cell table:style-name="ce8" office:value-type="float" office:value="11.3870767645335" calcext:value-type="float">
            <text:p>11.39</text:p>
          </table:table-cell>
          <table:table-cell office:value-type="float" office:value="429" calcext:value-type="float">
            <text:p>429</text:p>
          </table:table-cell>
          <table:table-cell office:value-type="float" office:value="388" calcext:value-type="float">
            <text:p>388</text:p>
          </table:table-cell>
        </table:table-row>
        <table:table-row table:style-name="ro1">
          <table:table-cell table:style-name="ce6" office:value-type="float" office:value="0.7" calcext:value-type="float">
            <text:p>0.7</text:p>
          </table:table-cell>
          <table:table-cell table:style-name="ce8" office:value-type="float" office:value="326.733333333333" calcext:value-type="float">
            <text:p>326.73</text:p>
          </table:table-cell>
          <table:table-cell table:style-name="ce8" office:value-type="float" office:value="9.90622699787024" calcext:value-type="float">
            <text:p>9.91</text:p>
          </table:table-cell>
          <table:table-cell office:value-type="float" office:value="350" calcext:value-type="float">
            <text:p>350</text:p>
          </table:table-cell>
          <table:table-cell office:value-type="float" office:value="309" calcext:value-type="float">
            <text:p>309</text:p>
          </table:table-cell>
        </table:table-row>
        <table:table-row table:style-name="ro1">
          <table:table-cell table:style-name="ce6" office:value-type="float" office:value="0.8" calcext:value-type="float">
            <text:p>0.8</text:p>
          </table:table-cell>
          <table:table-cell table:style-name="ce8" office:value-type="float" office:value="236.466666666667" calcext:value-type="float">
            <text:p>236.47</text:p>
          </table:table-cell>
          <table:table-cell table:style-name="ce8" office:value-type="float" office:value="8.61727748563128" calcext:value-type="float">
            <text:p>8.62</text:p>
          </table:table-cell>
          <table:table-cell office:value-type="float" office:value="253" calcext:value-type="float">
            <text:p>253</text:p>
          </table:table-cell>
          <table:table-cell office:value-type="float" office:value="219" calcext:value-type="float">
            <text:p>219</text:p>
          </table:table-cell>
        </table:table-row>
        <table:table-row table:style-name="ro1">
          <table:table-cell table:style-name="ce6" office:value-type="float" office:value="0.9" calcext:value-type="float">
            <text:p>0.9</text:p>
          </table:table-cell>
          <table:table-cell table:style-name="ce8" office:value-type="float" office:value="86.3" calcext:value-type="float">
            <text:p>86.30</text:p>
          </table:table-cell>
          <table:table-cell table:style-name="ce8" office:value-type="float" office:value="8.36721846419622" calcext:value-type="float">
            <text:p>8.37</text:p>
          </table:table-cell>
          <table:table-cell office:value-type="float" office:value="105" calcext:value-type="float">
            <text:p>105</text:p>
          </table:table-cell>
          <table:table-cell office:value-type="float" office:value="73" calcext:value-type="float">
            <text:p>73</text:p>
          </table:table-cell>
        </table:table-row>
        <table:table-row table:style-name="ro1">
          <table:table-cell table:style-name="ce6" office:value-type="float" office:value="1" calcext:value-type="float">
            <text:p>1.0</text:p>
          </table:table-cell>
          <table:table-cell table:style-name="ce8" office:value-type="float" office:value="21.8333333333333" calcext:value-type="float">
            <text:p>21.83</text:p>
          </table:table-cell>
          <table:table-cell table:style-name="ce8" office:value-type="float" office:value="1.3412123525798" calcext:value-type="float">
            <text:p>1.34</text:p>
          </table:table-cell>
          <table:table-cell office:value-type="float" office:value="25" calcext:value-type="float">
            <text:p>25</text:p>
          </table:table-cell>
          <table:table-cell office:value-type="float" office:value="20" calcext:value-type="float">
            <text:p>2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6:01:33.54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number:min-integer-digits="1"/>
    </number:number-style>
    <number:number-style style:name="N108">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108">
      <style:chart-properties chart:display-label="true" chart:logarithmic="false" chart:minimum="0.1" chart:maximum="1" chart:interval-major="0.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1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1.009cm" xlink:href="." xlink:type="simple" chart:class="chart:scatter" chart:style-name="ch1">
        <chart:title svg:x="5.085cm" svg:y="0.356cm" chart:style-name="ch2">
          <text:p>Impact of the Momentum Constant on the Time to Learn</text:p>
        </chart:title>
        <chart:plot-area chart:style-name="ch3" chart:data-source-has-labels="both" svg:x="1.431cm" svg:y="1.355cm" svg:width="19.149cm" svg:height="8.453cm">
          <chartooo:coordinate-region svg:x="2.714cm" svg:y="1.554cm" svg:width="17.626cm" svg:height="7.607cm"/>
          <chart:axis chart:dimension="x" chart:name="primary-x" chart:style-name="ch4" chartooo:axis-type="auto">
            <chart:title svg:x="9.426cm" svg:y="10.028cm" chart:style-name="ch5">
              <text:p>Momentum Constant</text:p>
            </chart:title>
            <chart:categories table:cell-range-address="local-table.$A$2:.$A$11"/>
          </chart:axis>
          <chart:axis chart:dimension="y" chart:name="primary-y" chart:style-name="ch6">
            <chart:title svg:x="0.451cm" svg:y="6.921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0.1">
                <text:p>0</text:p>
              </table:table-cell>
              <table:table-cell office:value-type="float" office:value="0.1">
                <text:p>0.1</text:p>
              </table:table-cell>
              <table:table-cell office:value-type="float" office:value="675.266666666667">
                <text:p>675.266666666667</text:p>
              </table:table-cell>
              <table:table-cell office:value-type="float" office:value="21.0089198352433">
                <text:p>21.0089198352433</text:p>
              </table:table-cell>
              <table:table-cell office:value-type="float" office:value="21.0089198352433">
                <text:p>21.0089198352433</text:p>
              </table:table-cell>
            </table:table-row>
            <table:table-row>
              <table:table-cell office:value-type="float" office:value="0.2">
                <text:p>0</text:p>
              </table:table-cell>
              <table:table-cell office:value-type="float" office:value="0.2">
                <text:p>0.2</text:p>
              </table:table-cell>
              <table:table-cell office:value-type="float" office:value="631.733333333333">
                <text:p>631.733333333333</text:p>
              </table:table-cell>
              <table:table-cell office:value-type="float" office:value="17.6907014993818">
                <text:p>17.6907014993818</text:p>
              </table:table-cell>
              <table:table-cell office:value-type="float" office:value="17.6907014993818">
                <text:p>17.6907014993818</text:p>
              </table:table-cell>
            </table:table-row>
            <table:table-row>
              <table:table-cell office:value-type="float" office:value="0.3">
                <text:p>0</text:p>
              </table:table-cell>
              <table:table-cell office:value-type="float" office:value="0.3">
                <text:p>0.3</text:p>
              </table:table-cell>
              <table:table-cell office:value-type="float" office:value="584.5">
                <text:p>584.5</text:p>
              </table:table-cell>
              <table:table-cell office:value-type="float" office:value="14.3737068383859">
                <text:p>14.3737068383859</text:p>
              </table:table-cell>
              <table:table-cell office:value-type="float" office:value="14.3737068383859">
                <text:p>14.3737068383859</text:p>
              </table:table-cell>
            </table:table-row>
            <table:table-row>
              <table:table-cell office:value-type="float" office:value="0.4">
                <text:p>0</text:p>
              </table:table-cell>
              <table:table-cell office:value-type="float" office:value="0.4">
                <text:p>0.4</text:p>
              </table:table-cell>
              <table:table-cell office:value-type="float" office:value="535.5">
                <text:p>535.5</text:p>
              </table:table-cell>
              <table:table-cell office:value-type="float" office:value="16.0854399787617">
                <text:p>16.0854399787617</text:p>
              </table:table-cell>
              <table:table-cell office:value-type="float" office:value="16.0854399787617">
                <text:p>16.0854399787617</text:p>
              </table:table-cell>
            </table:table-row>
            <table:table-row>
              <table:table-cell office:value-type="float" office:value="0.5">
                <text:p>0</text:p>
              </table:table-cell>
              <table:table-cell office:value-type="float" office:value="0.5">
                <text:p>0.5</text:p>
              </table:table-cell>
              <table:table-cell office:value-type="float" office:value="474.366666666667">
                <text:p>474.366666666667</text:p>
              </table:table-cell>
              <table:table-cell office:value-type="float" office:value="10.5355992034014">
                <text:p>10.5355992034014</text:p>
              </table:table-cell>
              <table:table-cell office:value-type="float" office:value="10.5355992034014">
                <text:p>10.5355992034014</text:p>
              </table:table-cell>
            </table:table-row>
            <table:table-row>
              <table:table-cell office:value-type="float" office:value="0.6">
                <text:p>0</text:p>
              </table:table-cell>
              <table:table-cell office:value-type="float" office:value="0.6">
                <text:p>0.6</text:p>
              </table:table-cell>
              <table:table-cell office:value-type="float" office:value="406.3">
                <text:p>406.3</text:p>
              </table:table-cell>
              <table:table-cell office:value-type="float" office:value="11.3870767645335">
                <text:p>11.3870767645335</text:p>
              </table:table-cell>
              <table:table-cell office:value-type="float" office:value="11.3870767645335">
                <text:p>11.3870767645335</text:p>
              </table:table-cell>
            </table:table-row>
            <table:table-row>
              <table:table-cell office:value-type="float" office:value="0.7">
                <text:p>0</text:p>
              </table:table-cell>
              <table:table-cell office:value-type="float" office:value="0.7">
                <text:p>0.7</text:p>
              </table:table-cell>
              <table:table-cell office:value-type="float" office:value="326.733333333333">
                <text:p>326.733333333333</text:p>
              </table:table-cell>
              <table:table-cell office:value-type="float" office:value="9.90622699787024">
                <text:p>9.90622699787024</text:p>
              </table:table-cell>
              <table:table-cell office:value-type="float" office:value="9.90622699787024">
                <text:p>9.90622699787024</text:p>
              </table:table-cell>
            </table:table-row>
            <table:table-row>
              <table:table-cell office:value-type="float" office:value="0.8">
                <text:p>0</text:p>
              </table:table-cell>
              <table:table-cell office:value-type="float" office:value="0.8">
                <text:p>0.8</text:p>
              </table:table-cell>
              <table:table-cell office:value-type="float" office:value="236.466666666667">
                <text:p>236.466666666667</text:p>
              </table:table-cell>
              <table:table-cell office:value-type="float" office:value="8.61727748563128">
                <text:p>8.61727748563128</text:p>
              </table:table-cell>
              <table:table-cell office:value-type="float" office:value="8.61727748563128">
                <text:p>8.61727748563128</text:p>
              </table:table-cell>
            </table:table-row>
            <table:table-row>
              <table:table-cell office:value-type="float" office:value="0.9">
                <text:p>0</text:p>
              </table:table-cell>
              <table:table-cell office:value-type="float" office:value="0.9">
                <text:p>0.9</text:p>
              </table:table-cell>
              <table:table-cell office:value-type="float" office:value="86.3">
                <text:p>86.3</text:p>
              </table:table-cell>
              <table:table-cell office:value-type="float" office:value="8.36721846419622">
                <text:p>8.36721846419622</text:p>
              </table:table-cell>
              <table:table-cell office:value-type="float" office:value="8.36721846419622">
                <text:p>8.36721846419622</text:p>
              </table:table-cell>
            </table:table-row>
            <table:table-row>
              <table:table-cell office:value-type="float" office:value="1">
                <text:p/>
              </table:table-cell>
              <table:table-cell office:value-type="float" office:value="1">
                <text:p>1</text:p>
              </table:table-cell>
              <table:table-cell office:value-type="float" office:value="21.8333333333333">
                <text:p>21.8333333333333</text:p>
              </table:table-cell>
              <table:table-cell office:value-type="float" office:value="1.3412123525798">
                <text:p>1.3412123525798</text:p>
              </table:table-cell>
              <table:table-cell office:value-type="float" office:value="1.3412123525798">
                <text:p>1.34121235257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Hidden Epochs" table:style-name="ta1">
        <table:table-column table:style-name="co1" table:default-cell-style-name="Default"/>
        <table:table-column table:style-name="co2" table:number-columns-repeated="4" table:default-cell-style-name="Default"/>
        <table:table-row table:style-name="ro1" table:number-rows-repeated="11">
          <table:table-cell table:number-columns-repeated="5"/>
        </table:table-row>
        <table:table-row table:style-name="ro2">
          <table:table-cell table:style-name="ce4" office:value-type="string" calcext:value-type="string">
            <text:p>No. of Hidden Node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float" office:value="1" calcext:value-type="float">
            <text:p>1</text:p>
          </table:table-cell>
          <table:table-cell table:style-name="ce6" office:value-type="float" office:value="501.7" calcext:value-type="float">
            <text:p>501.70</text:p>
          </table:table-cell>
          <table:table-cell table:style-name="ce6" office:value-type="float" office:value="12.7958775689134" calcext:value-type="float">
            <text:p>12.80</text:p>
          </table:table-cell>
          <table:table-cell office:value-type="float" office:value="527" calcext:value-type="float">
            <text:p>527</text:p>
          </table:table-cell>
          <table:table-cell office:value-type="float" office:value="482" calcext:value-type="float">
            <text:p>482</text:p>
          </table:table-cell>
        </table:table-row>
        <table:table-row table:style-name="ro1">
          <table:table-cell office:value-type="float" office:value="2" calcext:value-type="float">
            <text:p>2</text:p>
          </table:table-cell>
          <table:table-cell table:style-name="ce6" office:value-type="float" office:value="470.966666666667" calcext:value-type="float">
            <text:p>470.97</text:p>
          </table:table-cell>
          <table:table-cell table:style-name="ce6" office:value-type="float" office:value="11.7780723595055" calcext:value-type="float">
            <text:p>11.78</text:p>
          </table:table-cell>
          <table:table-cell office:value-type="float" office:value="491" calcext:value-type="float">
            <text:p>491</text:p>
          </table:table-cell>
          <table:table-cell office:value-type="float" office:value="448" calcext:value-type="float">
            <text:p>448</text:p>
          </table:table-cell>
        </table:table-row>
        <table:table-row table:style-name="ro1">
          <table:table-cell office:value-type="float" office:value="5" calcext:value-type="float">
            <text:p>5</text:p>
          </table:table-cell>
          <table:table-cell table:style-name="ce6" office:value-type="float" office:value="441.233333333333" calcext:value-type="float">
            <text:p>441.23</text:p>
          </table:table-cell>
          <table:table-cell table:style-name="ce6" office:value-type="float" office:value="11.1932348205122" calcext:value-type="float">
            <text:p>11.19</text:p>
          </table:table-cell>
          <table:table-cell office:value-type="float" office:value="471" calcext:value-type="float">
            <text:p>471</text:p>
          </table:table-cell>
          <table:table-cell office:value-type="float" office:value="422" calcext:value-type="float">
            <text:p>422</text:p>
          </table:table-cell>
        </table:table-row>
        <table:table-row table:style-name="ro1">
          <table:table-cell office:value-type="float" office:value="10" calcext:value-type="float">
            <text:p>10</text:p>
          </table:table-cell>
          <table:table-cell table:style-name="ce6" office:value-type="float" office:value="427.266666666667" calcext:value-type="float">
            <text:p>427.27</text:p>
          </table:table-cell>
          <table:table-cell table:style-name="ce6" office:value-type="float" office:value="10.638036289276" calcext:value-type="float">
            <text:p>10.64</text:p>
          </table:table-cell>
          <table:table-cell office:value-type="float" office:value="453" calcext:value-type="float">
            <text:p>453</text:p>
          </table:table-cell>
          <table:table-cell office:value-type="float" office:value="407" calcext:value-type="float">
            <text:p>407</text:p>
          </table:table-cell>
        </table:table-row>
        <table:table-row table:style-name="ro1">
          <table:table-cell office:value-type="float" office:value="25" calcext:value-type="float">
            <text:p>25</text:p>
          </table:table-cell>
          <table:table-cell table:style-name="ce6" office:value-type="float" office:value="391.8" calcext:value-type="float">
            <text:p>391.80</text:p>
          </table:table-cell>
          <table:table-cell table:style-name="ce6" office:value-type="float" office:value="34.0763847847743" calcext:value-type="float">
            <text:p>34.08</text:p>
          </table:table-cell>
          <table:table-cell office:value-type="float" office:value="515" calcext:value-type="float">
            <text:p>515</text:p>
          </table:table-cell>
          <table:table-cell office:value-type="float" office:value="353" calcext:value-type="float">
            <text:p>353</text:p>
          </table:table-cell>
        </table:table-row>
        <table:table-row table:style-name="ro1">
          <table:table-cell office:value-type="float" office:value="50" calcext:value-type="float">
            <text:p>50</text:p>
          </table:table-cell>
          <table:table-cell table:style-name="ce6" office:value-type="float" office:value="317.433333333333" calcext:value-type="float">
            <text:p>317.43</text:p>
          </table:table-cell>
          <table:table-cell table:style-name="ce6" office:value-type="float" office:value="32.506427304334" calcext:value-type="float">
            <text:p>32.51</text:p>
          </table:table-cell>
          <table:table-cell office:value-type="float" office:value="412" calcext:value-type="float">
            <text:p>412</text:p>
          </table:table-cell>
          <table:table-cell office:value-type="float" office:value="279" calcext:value-type="float">
            <text:p>279</text:p>
          </table:table-cell>
        </table:table-row>
        <table:table-row table:style-name="ro1">
          <table:table-cell office:value-type="float" office:value="100" calcext:value-type="float">
            <text:p>100</text:p>
          </table:table-cell>
          <table:table-cell table:style-name="ce6" office:value-type="float" office:value="195.8" calcext:value-type="float">
            <text:p>195.80</text:p>
          </table:table-cell>
          <table:table-cell table:style-name="ce6" office:value-type="float" office:value="13.8225203550408" calcext:value-type="float">
            <text:p>13.82</text:p>
          </table:table-cell>
          <table:table-cell office:value-type="float" office:value="232" calcext:value-type="float">
            <text:p>232</text:p>
          </table:table-cell>
          <table:table-cell office:value-type="float" office:value="173" calcext:value-type="float">
            <text:p>173</text:p>
          </table:table-cell>
        </table:table-row>
        <table:table-row table:style-name="ro1">
          <table:table-cell office:value-type="float" office:value="250" calcext:value-type="float">
            <text:p>250</text:p>
          </table:table-cell>
          <table:table-cell table:style-name="ce6" office:value-type="float" office:value="133.6" calcext:value-type="float">
            <text:p>133.60</text:p>
          </table:table-cell>
          <table:table-cell table:style-name="ce6" office:value-type="float" office:value="39.6602815299448" calcext:value-type="float">
            <text:p>39.66</text:p>
          </table:table-cell>
          <table:table-cell office:value-type="float" office:value="163" calcext:value-type="float">
            <text:p>163</text:p>
          </table:table-cell>
          <table:table-cell office:value-type="float" office:value="2" calcext:value-type="float">
            <text:p>2</text:p>
          </table:table-cell>
        </table:table-row>
        <table:table-row table:style-name="ro1">
          <table:table-cell office:value-type="float" office:value="500" calcext:value-type="float">
            <text:p>500</text:p>
          </table:table-cell>
          <table:table-cell table:style-name="ce6" office:value-type="float" office:value="108.4" calcext:value-type="float">
            <text:p>108.40</text:p>
          </table:table-cell>
          <table:table-cell table:style-name="ce6" office:value-type="float" office:value="37.7218495176798" calcext:value-type="float">
            <text:p>37.72</text:p>
          </table:table-cell>
          <table:table-cell office:value-type="float" office:value="147" calcext:value-type="float">
            <text:p>147</text:p>
          </table:table-cell>
          <table:table-cell office:value-type="float" office:value="2" calcext:value-type="float">
            <text:p>2</text:p>
          </table:table-cell>
        </table:table-row>
        <table:table-row table:style-name="ro1">
          <table:table-cell office:value-type="float" office:value="1000" calcext:value-type="float">
            <text:p>1000</text:p>
          </table:table-cell>
          <table:table-cell table:style-name="ce6" office:value-type="float" office:value="79.7" calcext:value-type="float">
            <text:p>79.70</text:p>
          </table:table-cell>
          <table:table-cell table:style-name="ce6" office:value-type="float" office:value="41.8784365548174" calcext:value-type="float">
            <text:p>41.88</text:p>
          </table:table-cell>
          <table:table-cell office:value-type="float" office:value="165" calcext:value-type="float">
            <text:p>165</text:p>
          </table:table-cell>
          <table:table-cell office:value-type="float" office:value="2" calcext:value-type="float">
            <text:p>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6:46:08.7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5" chart:error-lower-range="local-table.$B$2:.$B$5"/>
    </style:style>
    <style:style style:name="ch4" style:family="chart" style:data-style-name="N0">
      <style:chart-properties chart:display-label="true" chart:logarithmic="false" chart:minimum="1" chart:maximum="10" chart:interval-maj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inimum="400" chart:origin="0" chart:interval-major="2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5" chart:error-lower-range="local-table.$B$2:.$B$5"/>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5" chart:error-lower-range="local-table.$E$2:.$E$5"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519cm" xlink:href="." xlink:type="simple" chart:class="chart:scatter" chart:style-name="ch1">
        <chart:title svg:x="3.961cm" svg:y="0.346cm" chart:style-name="ch2">
          <text:p>Impact of the Number of Hidden Nodes (1-10) on the Time to Learn</text:p>
        </chart:title>
        <chart:plot-area chart:style-name="ch3" chart:data-source-has-labels="both" svg:x="1.431cm" svg:y="1.335cm" svg:width="19.149cm" svg:height="7.993cm">
          <chartooo:coordinate-region svg:x="2.714cm" svg:y="1.534cm" svg:width="17.679cm" svg:height="7.147cm"/>
          <chart:axis chart:dimension="x" chart:name="primary-x" chart:style-name="ch4" chartooo:axis-type="auto">
            <chart:title svg:x="8.606cm" svg:y="9.538cm" chart:style-name="ch5">
              <text:p>Number of Hidden Nodes (1-10)</text:p>
            </chart:title>
            <chart:categories table:cell-range-address="local-table.$A$2:.$A$5"/>
          </chart:axis>
          <chart:axis chart:dimension="y" chart:name="primary-y" chart:style-name="ch6">
            <chart:title svg:x="0.451cm" svg:y="6.671cm" chart:style-name="ch7">
              <text:p>Epochs (Average)</text:p>
            </chart:title>
            <chart:grid chart:style-name="ch8" chart:class="major"/>
          </chart:axis>
          <chart:series chart:style-name="ch9" chart:values-cell-range-address="local-table.$C$2:.$C$5" chart:label-cell-address="local-table.$C$1" chart:class="chart:scatter">
            <chart:domain table:cell-range-address="local-table.$B$2:.$B$5"/>
            <chart:error-indicator chart:style-name="ch10" chart:dimension="y"/>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501.7">
                <text:p>501.7</text:p>
              </table:table-cell>
              <table:table-cell office:value-type="float" office:value="12.7958775689134">
                <text:p>12.7958775689134</text:p>
              </table:table-cell>
              <table:table-cell office:value-type="float" office:value="12.7958775689134">
                <text:p>12.7958775689134</text:p>
              </table:table-cell>
            </table:table-row>
            <table:table-row>
              <table:table-cell office:value-type="float" office:value="2">
                <text:p/>
              </table:table-cell>
              <table:table-cell office:value-type="float" office:value="2">
                <text:p>2</text:p>
              </table:table-cell>
              <table:table-cell office:value-type="float" office:value="470.966666666667">
                <text:p>470.966666666667</text:p>
              </table:table-cell>
              <table:table-cell office:value-type="float" office:value="11.7780723595055">
                <text:p>11.7780723595055</text:p>
              </table:table-cell>
              <table:table-cell office:value-type="float" office:value="11.7780723595055">
                <text:p>11.7780723595055</text:p>
              </table:table-cell>
            </table:table-row>
            <table:table-row>
              <table:table-cell office:value-type="float" office:value="5">
                <text:p>10</text:p>
              </table:table-cell>
              <table:table-cell office:value-type="float" office:value="5">
                <text:p>5</text:p>
              </table:table-cell>
              <table:table-cell office:value-type="float" office:value="441.233333333333">
                <text:p>441.233333333333</text:p>
              </table:table-cell>
              <table:table-cell office:value-type="float" office:value="11.1932348205122">
                <text:p>11.1932348205122</text:p>
              </table:table-cell>
              <table:table-cell office:value-type="float" office:value="11.1932348205122">
                <text:p>11.1932348205122</text:p>
              </table:table-cell>
            </table:table-row>
            <table:table-row>
              <table:table-cell office:value-type="float" office:value="10">
                <text:p>10</text:p>
              </table:table-cell>
              <table:table-cell office:value-type="float" office:value="10">
                <text:p>10</text:p>
              </table:table-cell>
              <table:table-cell office:value-type="float" office:value="427.266666666667">
                <text:p>427.266666666667</text:p>
              </table:table-cell>
              <table:table-cell office:value-type="float" office:value="10.638036289276">
                <text:p>10.638036289276</text:p>
              </table:table-cell>
              <table:table-cell office:value-type="float" office:value="10.638036289276">
                <text:p>10.63803628927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11" chart:error-lower-range="local-table.$B$2:.$B$11"/>
    </style:style>
    <style:style style:name="ch4" style:family="chart" style:data-style-name="N0">
      <style:chart-properties chart:display-label="true" chart:logarithmic="false" chart:maximum="1000" chart:interval-major="250" chart:interval-minor-divis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origin="0" chart:interval-major="5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11" chart:error-lower-range="local-table.$B$2:.$B$11"/>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11" chart:error-lower-range="local-table.$E$2:.$E$11"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293cm" xlink:href="." xlink:type="simple" chart:class="chart:scatter" chart:style-name="ch1">
        <chart:title svg:x="3.723cm" svg:y="0.341cm" chart:style-name="ch2">
          <text:p>Impact of the Number of Hidden Nodes (1-1000) on the Time to Learn</text:p>
        </chart:title>
        <chart:plot-area chart:style-name="ch3" chart:data-source-has-labels="both" svg:x="1.431cm" svg:y="1.325cm" svg:width="19.149cm" svg:height="7.782cm">
          <chartooo:coordinate-region svg:x="2.714cm" svg:y="1.524cm" svg:width="17.494cm" svg:height="6.936cm"/>
          <chart:axis chart:dimension="x" chart:name="primary-x" chart:style-name="ch4" chartooo:axis-type="auto">
            <chart:title svg:x="8.421cm" svg:y="9.312cm" chart:style-name="ch5">
              <text:p>Number of Hidden Nodes (1-1000)</text:p>
            </chart:title>
            <chart:categories table:cell-range-address="local-table.$A$2:.$A$11"/>
          </chart:axis>
          <chart:axis chart:dimension="y" chart:name="primary-y" chart:style-name="ch6">
            <chart:title svg:x="0.451cm" svg:y="6.556cm" chart:style-name="ch7">
              <text:p>Epochs (Average)</text:p>
            </chart:title>
            <chart:grid chart:style-name="ch8" chart:class="major"/>
          </chart:axis>
          <chart:series chart:style-name="ch9" chart:values-cell-range-address="local-table.$C$2:.$C$11" chart:label-cell-address="local-table.$C$1" chart:class="chart:scatter">
            <chart:domain table:cell-range-address="local-table.$B$2:.$B$11"/>
            <chart:error-indicator chart:style-name="ch10" chart:dimension="y"/>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501.7">
                <text:p>501.7</text:p>
              </table:table-cell>
              <table:table-cell office:value-type="float" office:value="12.7958775689134">
                <text:p>12.7958775689134</text:p>
              </table:table-cell>
              <table:table-cell office:value-type="float" office:value="12.7958775689134">
                <text:p>12.7958775689134</text:p>
              </table:table-cell>
            </table:table-row>
            <table:table-row>
              <table:table-cell office:value-type="float" office:value="2">
                <text:p/>
              </table:table-cell>
              <table:table-cell office:value-type="float" office:value="2">
                <text:p>2</text:p>
              </table:table-cell>
              <table:table-cell office:value-type="float" office:value="470.966666666667">
                <text:p>470.966666666667</text:p>
              </table:table-cell>
              <table:table-cell office:value-type="float" office:value="11.7780723595055">
                <text:p>11.7780723595055</text:p>
              </table:table-cell>
              <table:table-cell office:value-type="float" office:value="11.7780723595055">
                <text:p>11.7780723595055</text:p>
              </table:table-cell>
            </table:table-row>
            <table:table-row>
              <table:table-cell office:value-type="float" office:value="5">
                <text:p>10</text:p>
              </table:table-cell>
              <table:table-cell office:value-type="float" office:value="5">
                <text:p>5</text:p>
              </table:table-cell>
              <table:table-cell office:value-type="float" office:value="441.233333333333">
                <text:p>441.233333333333</text:p>
              </table:table-cell>
              <table:table-cell office:value-type="float" office:value="11.1932348205122">
                <text:p>11.1932348205122</text:p>
              </table:table-cell>
              <table:table-cell office:value-type="float" office:value="11.1932348205122">
                <text:p>11.1932348205122</text:p>
              </table:table-cell>
            </table:table-row>
            <table:table-row>
              <table:table-cell office:value-type="float" office:value="10">
                <text:p>10</text:p>
              </table:table-cell>
              <table:table-cell office:value-type="float" office:value="10">
                <text:p>10</text:p>
              </table:table-cell>
              <table:table-cell office:value-type="float" office:value="427.266666666667">
                <text:p>427.266666666667</text:p>
              </table:table-cell>
              <table:table-cell office:value-type="float" office:value="10.638036289276">
                <text:p>10.638036289276</text:p>
              </table:table-cell>
              <table:table-cell office:value-type="float" office:value="10.638036289276">
                <text:p>10.638036289276</text:p>
              </table:table-cell>
            </table:table-row>
            <table:table-row>
              <table:table-cell office:value-type="float" office:value="25">
                <text:p>30</text:p>
              </table:table-cell>
              <table:table-cell office:value-type="float" office:value="25">
                <text:p>25</text:p>
              </table:table-cell>
              <table:table-cell office:value-type="float" office:value="391.8">
                <text:p>391.8</text:p>
              </table:table-cell>
              <table:table-cell office:value-type="float" office:value="34.0763847847743">
                <text:p>34.0763847847743</text:p>
              </table:table-cell>
              <table:table-cell office:value-type="float" office:value="34.0763847847743">
                <text:p>34.0763847847743</text:p>
              </table:table-cell>
            </table:table-row>
            <table:table-row>
              <table:table-cell office:value-type="float" office:value="50">
                <text:p>50</text:p>
              </table:table-cell>
              <table:table-cell office:value-type="float" office:value="50">
                <text:p>50</text:p>
              </table:table-cell>
              <table:table-cell office:value-type="float" office:value="317.433333333333">
                <text:p>317.433333333333</text:p>
              </table:table-cell>
              <table:table-cell office:value-type="float" office:value="32.506427304334">
                <text:p>32.506427304334</text:p>
              </table:table-cell>
              <table:table-cell office:value-type="float" office:value="32.506427304334">
                <text:p>32.506427304334</text:p>
              </table:table-cell>
            </table:table-row>
            <table:table-row>
              <table:table-cell office:value-type="float" office:value="100">
                <text:p>100</text:p>
              </table:table-cell>
              <table:table-cell office:value-type="float" office:value="100">
                <text:p>100</text:p>
              </table:table-cell>
              <table:table-cell office:value-type="float" office:value="195.8">
                <text:p>195.8</text:p>
              </table:table-cell>
              <table:table-cell office:value-type="float" office:value="13.8225203550408">
                <text:p>13.8225203550408</text:p>
              </table:table-cell>
              <table:table-cell office:value-type="float" office:value="13.8225203550408">
                <text:p>13.8225203550408</text:p>
              </table:table-cell>
            </table:table-row>
            <table:table-row>
              <table:table-cell office:value-type="float" office:value="250">
                <text:p>250</text:p>
              </table:table-cell>
              <table:table-cell office:value-type="float" office:value="250">
                <text:p>250</text:p>
              </table:table-cell>
              <table:table-cell office:value-type="float" office:value="133.6">
                <text:p>133.6</text:p>
              </table:table-cell>
              <table:table-cell office:value-type="float" office:value="39.6602815299448">
                <text:p>39.6602815299448</text:p>
              </table:table-cell>
              <table:table-cell office:value-type="float" office:value="39.6602815299448">
                <text:p>39.6602815299448</text:p>
              </table:table-cell>
            </table:table-row>
            <table:table-row>
              <table:table-cell office:value-type="float" office:value="500">
                <text:p>500</text:p>
              </table:table-cell>
              <table:table-cell office:value-type="float" office:value="500">
                <text:p>500</text:p>
              </table:table-cell>
              <table:table-cell office:value-type="float" office:value="108.4">
                <text:p>108.4</text:p>
              </table:table-cell>
              <table:table-cell office:value-type="float" office:value="37.7218495176798">
                <text:p>37.7218495176798</text:p>
              </table:table-cell>
              <table:table-cell office:value-type="float" office:value="37.7218495176798">
                <text:p>37.7218495176798</text:p>
              </table:table-cell>
            </table:table-row>
            <table:table-row>
              <table:table-cell office:value-type="float" office:value="1000">
                <text:p>1000</text:p>
              </table:table-cell>
              <table:table-cell office:value-type="float" office:value="1000">
                <text:p>1000</text:p>
              </table:table-cell>
              <table:table-cell office:value-type="float" office:value="79.7">
                <text:p>79.7</text:p>
              </table:table-cell>
              <table:table-cell office:value-type="float" office:value="41.8784365548174">
                <text:p>41.8784365548174</text:p>
              </table:table-cell>
              <table:table-cell office:value-type="float" office:value="41.8784365548174">
                <text:p>41.878436554817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9.74m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66ccff" style:text-align-source="fix" style:repeat-content="false" fo:wrap-option="wrap" fo:border="0.74pt solid #000000"/>
      <style:paragraph-properties fo:text-align="center" fo:margin-left="0mm"/>
      <style:text-properties style:text-position=""/>
    </style:style>
    <style:style style:name="ce2"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text-properties style:text-position=""/>
    </style:style>
    <style:style style:name="ce3" style:family="table-cell" style:parent-style-name="Default" style:data-style-name="N2">
      <style:text-properties style:text-position=""/>
    </style:style>
    <style:style style:name="ce4" style:family="table-cell" style:parent-style-name="Default">
      <style:table-cell-properties fo:background-color="#66ccff" style:text-align-source="fix" style:repeat-content="false" fo:wrap-option="wrap" fo:border="0.74pt solid #000000"/>
      <style:paragraph-properties fo:text-align="center" fo:margin-left="0mm"/>
    </style:style>
    <style:style style:name="ce5" style:family="table-cell" style:parent-style-name="Default">
      <style:table-cell-properties fo:border-bottom="0.74pt solid #000000" fo:background-color="#66ccff" style:text-align-source="fix" style:repeat-content="false" fo:wrap-option="wrap" fo:border-left="none" fo:border-right="none" fo:border-top="0.74pt solid #000000"/>
      <style:paragraph-properties fo:text-align="center" fo:margin-left="0mm"/>
    </style:style>
    <style:style style:name="ce6" style:family="table-cell" style:parent-style-name="Default" style:data-style-name="N2"/>
  </office:automatic-styles>
  <office:body>
    <office:spreadsheet>
      <table:table table:name="Hidden Time" table:style-name="ta1">
        <table:table-column table:style-name="co1" table:default-cell-style-name="Default"/>
        <table:table-column table:style-name="co2" table:number-columns-repeated="4" table:default-cell-style-name="Default"/>
        <table:table-row table:style-name="ro1" table:number-rows-repeated="11">
          <table:table-cell table:number-columns-repeated="5"/>
        </table:table-row>
        <table:table-row table:style-name="ro2">
          <table:table-cell table:style-name="ce4" office:value-type="string" calcext:value-type="string">
            <text:p>No. of Hidden Nodes</text:p>
          </table:table-cell>
          <table:table-cell table:style-name="ce5" office:value-type="string" calcext:value-type="string">
            <text:p>Average</text:p>
          </table:table-cell>
          <table:table-cell table:style-name="ce4" office:value-type="string" calcext:value-type="string">
            <text:p>Standard Deviation</text:p>
          </table:table-cell>
          <table:table-cell table:style-name="ce5" office:value-type="string" calcext:value-type="string">
            <text:p>Max</text:p>
          </table:table-cell>
          <table:table-cell table:style-name="ce4" office:value-type="string" calcext:value-type="string">
            <text:p>Min</text:p>
          </table:table-cell>
        </table:table-row>
        <table:table-row table:style-name="ro1">
          <table:table-cell office:value-type="float" office:value="1" calcext:value-type="float">
            <text:p>1</text:p>
          </table:table-cell>
          <table:table-cell table:style-name="ce6" office:value-type="float" office:value="3.43333333333333" calcext:value-type="float">
            <text:p>3.43</text:p>
          </table:table-cell>
          <table:table-cell table:style-name="ce6" office:value-type="float" office:value="1.59056123977396" calcext:value-type="float">
            <text:p>1.59</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float" office:value="2" calcext:value-type="float">
            <text:p>2</text:p>
          </table:table-cell>
          <table:table-cell table:style-name="ce6" office:value-type="float" office:value="4.36666666666667" calcext:value-type="float">
            <text:p>4.37</text:p>
          </table:table-cell>
          <table:table-cell table:style-name="ce6" office:value-type="float" office:value="2.35596577068591" calcext:value-type="float">
            <text:p>2.3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5" calcext:value-type="float">
            <text:p>5</text:p>
          </table:table-cell>
          <table:table-cell table:style-name="ce6" office:value-type="float" office:value="4.5" calcext:value-type="float">
            <text:p>4.50</text:p>
          </table:table-cell>
          <table:table-cell table:style-name="ce6" office:value-type="float" office:value="3.0597498207398" calcext:value-type="float">
            <text:p>3.06</text:p>
          </table:table-cell>
          <table:table-cell office:value-type="float" office:value="18" calcext:value-type="float">
            <text:p>18</text:p>
          </table:table-cell>
          <table:table-cell office:value-type="float" office:value="2" calcext:value-type="float">
            <text:p>2</text:p>
          </table:table-cell>
        </table:table-row>
        <table:table-row table:style-name="ro1">
          <table:table-cell office:value-type="float" office:value="10" calcext:value-type="float">
            <text:p>10</text:p>
          </table:table-cell>
          <table:table-cell table:style-name="ce6" office:value-type="float" office:value="6.03333333333333" calcext:value-type="float">
            <text:p>6.03</text:p>
          </table:table-cell>
          <table:table-cell table:style-name="ce6" office:value-type="float" office:value="4.13965960064296" calcext:value-type="float">
            <text:p>4.14</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25" calcext:value-type="float">
            <text:p>25</text:p>
          </table:table-cell>
          <table:table-cell table:style-name="ce6" office:value-type="float" office:value="16.9333333333333" calcext:value-type="float">
            <text:p>16.93</text:p>
          </table:table-cell>
          <table:table-cell table:style-name="ce6" office:value-type="float" office:value="10.5337989130337" calcext:value-type="float">
            <text:p>10.5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table:style-name="ce6" office:value-type="float" office:value="28.6666666666667" calcext:value-type="float">
            <text:p>28.67</text:p>
          </table:table-cell>
          <table:table-cell table:style-name="ce6" office:value-type="float" office:value="24.2960665659014" calcext:value-type="float">
            <text:p>24.30</text:p>
          </table:table-cell>
          <table:table-cell office:value-type="float" office:value="72" calcext:value-type="float">
            <text:p>72</text:p>
          </table:table-cell>
          <table:table-cell office:value-type="float" office:value="11" calcext:value-type="float">
            <text:p>11</text:p>
          </table:table-cell>
        </table:table-row>
        <table:table-row table:style-name="ro1">
          <table:table-cell office:value-type="float" office:value="100" calcext:value-type="float">
            <text:p>100</text:p>
          </table:table-cell>
          <table:table-cell table:style-name="ce6" office:value-type="float" office:value="33.1" calcext:value-type="float">
            <text:p>33.10</text:p>
          </table:table-cell>
          <table:table-cell table:style-name="ce6" office:value-type="float" office:value="18.467772488572" calcext:value-type="float">
            <text:p>18.47</text:p>
          </table:table-cell>
          <table:table-cell office:value-type="float" office:value="101" calcext:value-type="float">
            <text:p>101</text:p>
          </table:table-cell>
          <table:table-cell office:value-type="float" office:value="22" calcext:value-type="float">
            <text:p>22</text:p>
          </table:table-cell>
        </table:table-row>
        <table:table-row table:style-name="ro1">
          <table:table-cell office:value-type="float" office:value="250" calcext:value-type="float">
            <text:p>250</text:p>
          </table:table-cell>
          <table:table-cell table:style-name="ce6" office:value-type="float" office:value="94.8" calcext:value-type="float">
            <text:p>94.80</text:p>
          </table:table-cell>
          <table:table-cell table:style-name="ce6" office:value-type="float" office:value="29.1918741645921" calcext:value-type="float">
            <text:p>29.19</text:p>
          </table:table-cell>
          <table:table-cell office:value-type="float" office:value="184" calcext:value-type="float">
            <text:p>184</text:p>
          </table:table-cell>
          <table:table-cell office:value-type="float" office:value="5" calcext:value-type="float">
            <text:p>5</text:p>
          </table:table-cell>
        </table:table-row>
        <table:table-row table:style-name="ro1">
          <table:table-cell office:value-type="float" office:value="500" calcext:value-type="float">
            <text:p>500</text:p>
          </table:table-cell>
          <table:table-cell table:style-name="ce6" office:value-type="float" office:value="326.5" calcext:value-type="float">
            <text:p>326.50</text:p>
          </table:table-cell>
          <table:table-cell table:style-name="ce6" office:value-type="float" office:value="116.489380898299" calcext:value-type="float">
            <text:p>116.49</text:p>
          </table:table-cell>
          <table:table-cell office:value-type="float" office:value="500" calcext:value-type="float">
            <text:p>500</text:p>
          </table:table-cell>
          <table:table-cell office:value-type="float" office:value="7" calcext:value-type="float">
            <text:p>7</text:p>
          </table:table-cell>
        </table:table-row>
        <table:table-row table:style-name="ro1">
          <table:table-cell office:value-type="float" office:value="1000" calcext:value-type="float">
            <text:p>1000</text:p>
          </table:table-cell>
          <table:table-cell table:style-name="ce6" office:value-type="float" office:value="914.366666666667" calcext:value-type="float">
            <text:p>914.37</text:p>
          </table:table-cell>
          <table:table-cell table:style-name="ce6" office:value-type="float" office:value="488.95860365879" calcext:value-type="float">
            <text:p>488.96</text:p>
          </table:table-cell>
          <table:table-cell office:value-type="float" office:value="2051" calcext:value-type="float">
            <text:p>2051</text:p>
          </table:table-cell>
          <table:table-cell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8:15:56.1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error-category="cell-range" chart:error-upper-range="local-table.$B$2:.$B$5" chart:error-lower-range="local-table.$B$2:.$B$5"/>
    </style:style>
    <style:style style:name="ch4" style:family="chart" style:data-style-name="N0">
      <style:chart-properties chart:display-label="true" chart:logarithmic="false" chart:minimum="1" chart:maximum="10" chart:interval-major="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aximum="12"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chart:error-category="cell-range" chart:error-upper-range="local-table.$B$2:.$B$5" chart:error-lower-range="local-table.$B$2:.$B$5"/>
      <style:graphic-properties svg:stroke-width="0.08cm" svg:stroke-color="#83caff" draw:fill-color="#83caff"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local-table.$D$2:.$D$5" chart:error-lower-range="local-table.$E$2:.$E$5" loext:std-weight="1"/>
      <style:graphic-properties draw:stroke="solid" svg:stroke-width="0cm" svg:stroke-color="#000000" svg:stroke-opacity="100%" draw:stroke-linejoin="roun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9.156cm" xlink:href="." xlink:type="simple" chart:class="chart:scatter" chart:style-name="ch1">
        <chart:title svg:x="3.961cm" svg:y="0.319cm" chart:style-name="ch2">
          <text:p>Impact of the Number of Hidden Nodes (1-10) on the Time to Learn</text:p>
        </chart:title>
        <chart:plot-area chart:style-name="ch3" chart:data-source-has-labels="both" svg:x="1.431cm" svg:y="1.281cm" svg:width="19.149cm" svg:height="6.711cm">
          <chartooo:coordinate-region svg:x="2.343cm" svg:y="1.48cm" svg:width="17.864cm" svg:height="5.865cm"/>
          <chart:axis chart:dimension="x" chart:name="primary-x" chart:style-name="ch4" chartooo:axis-type="auto">
            <chart:title svg:x="8.606cm" svg:y="8.175cm" chart:style-name="ch5">
              <text:p>Number of Hidden Nodes (1-10)</text:p>
            </chart:title>
            <chart:categories table:cell-range-address="local-table.$A$2:.$A$5"/>
          </chart:axis>
          <chart:axis chart:dimension="y" chart:name="primary-y" chart:style-name="ch6">
            <chart:title svg:x="0.451cm" svg:y="6.916cm" chart:style-name="ch7">
              <text:p>Time in Milliseconds (Average)</text:p>
            </chart:title>
            <chart:grid chart:style-name="ch8" chart:class="major"/>
          </chart:axis>
          <chart:series chart:style-name="ch9" chart:values-cell-range-address="local-table.$C$2:.$C$5" chart:label-cell-address="local-table.$C$1" chart:class="chart:scatter">
            <chart:domain table:cell-range-address="local-table.$B$2:.$B$5"/>
            <chart:error-indicator chart:style-name="ch10" chart:dimension="y"/>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
              </table:table-cell>
            </table:table-row>
          </table:table-header-rows>
          <table:table-rows>
            <table:table-row>
              <table:table-cell office:value-type="float" office:value="1">
                <text:p/>
              </table:table-cell>
              <table:table-cell office:value-type="float" office:value="1">
                <text:p>1</text:p>
              </table:table-cell>
              <table:table-cell office:value-type="float" office:value="3.43333333333333">
                <text:p>3.43333333333333</text:p>
              </table:table-cell>
              <table:table-cell office:value-type="float" office:value="1.59056123977396">
                <text:p>1.59056123977396</text:p>
              </table:table-cell>
              <table:table-cell office:value-type="float" office:value="1.59056123977396">
                <text:p>1.59056123977396</text:p>
              </table:table-cell>
            </table:table-row>
            <table:table-row>
              <table:table-cell office:value-type="float" office:value="2">
                <text:p/>
              </table:table-cell>
              <table:table-cell office:value-type="float" office:value="2">
                <text:p>2</text:p>
              </table:table-cell>
              <table:table-cell office:value-type="float" office:value="4.36666666666667">
                <text:p>4.36666666666667</text:p>
              </table:table-cell>
              <table:table-cell office:value-type="float" office:value="2.35596577068591">
                <text:p>2.35596577068591</text:p>
              </table:table-cell>
              <table:table-cell office:value-type="float" office:value="2.35596577068591">
                <text:p>2.35596577068591</text:p>
              </table:table-cell>
            </table:table-row>
            <table:table-row>
              <table:table-cell office:value-type="float" office:value="5">
                <text:p>10</text:p>
              </table:table-cell>
              <table:table-cell office:value-type="float" office:value="5">
                <text:p>5</text:p>
              </table:table-cell>
              <table:table-cell office:value-type="float" office:value="4.5">
                <text:p>4.5</text:p>
              </table:table-cell>
              <table:table-cell office:value-type="float" office:value="3.0597498207398">
                <text:p>3.0597498207398</text:p>
              </table:table-cell>
              <table:table-cell office:value-type="float" office:value="3.0597498207398">
                <text:p>3.0597498207398</text:p>
              </table:table-cell>
            </table:table-row>
            <table:table-row>
              <table:table-cell office:value-type="float" office:value="10">
                <text:p>10</text:p>
              </table:table-cell>
              <table:table-cell office:value-type="float" office:value="10">
                <text:p>10</text:p>
              </table:table-cell>
              <table:table-cell office:value-type="float" office:value="6.03333333333333">
                <text:p>6.03333333333333</text:p>
              </table:table-cell>
              <table:table-cell office:value-type="float" office:value="4.13965960064296">
                <text:p>4.13965960064296</text:p>
              </table:table-cell>
              <table:table-cell office:value-type="float" office:value="4.13965960064296">
                <text:p>4.1396596006429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